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4.801cm" fo:min-width="17.782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7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8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8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538cm" fo:padding-top="0.15cm" fo:padding-bottom="0.15cm" fo:padding-left="0.275cm" fo:padding-right="0.275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9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5" style:family="graphic" style:parent-style-name="standard">
      <style:graphic-properties draw:stroke="none" svg:stroke-color="#000000" draw:fill="none" draw:fill-color="#ffffff" fo:min-height="11.446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9.811cm"/>
      <style:paragraph-properties style:writing-mode="lr-tb"/>
    </style:style>
    <style:style style:name="gr227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2.003cm" fo:min-width="17cm" fo:padding-top="0.15cm" fo:padding-bottom="0.15cm" fo:padding-left="0.275cm" fo:padding-right="0.275cm"/>
    </style:style>
    <style:style style:name="gr228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3.551cm" fo:min-width="17cm" fo:padding-top="0.15cm" fo:padding-bottom="0.15cm" fo:padding-left="0.275cm" fo:padding-right="0.275cm"/>
    </style:style>
    <style:style style:name="gr22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96cm" fo:padding-top="0.15cm" fo:padding-bottom="0.15cm" fo:padding-left="0.275cm" fo:padding-right="0.275cm"/>
      <style:paragraph-properties style:writing-mode="lr-tb"/>
    </style:style>
    <style:style style:name="gr231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494cm" fo:padding-top="0.175cm" fo:padding-bottom="0.175cm" fo:padding-left="0.3cm" fo:padding-right="0.3cm"/>
      <style:paragraph-properties style:writing-mode="lr-tb"/>
    </style:style>
    <style:style style:name="gr232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5cm" fo:padding-top="0.15cm" fo:padding-bottom="0.15cm" fo:padding-left="0.275cm" fo:padding-right="0.275cm"/>
      <style:paragraph-properties style:writing-mode="lr-tb"/>
    </style:style>
    <style:style style:name="gr233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89cm" fo:padding-top="0.15cm" fo:padding-bottom="0.15cm" fo:padding-left="0.275cm" fo:padding-right="0.275cm"/>
      <style:paragraph-properties style:writing-mode="lr-tb"/>
    </style:style>
    <style:style style:name="gr234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49cm" fo:padding-top="0.15cm" fo:padding-bottom="0.15cm" fo:padding-left="0.275cm" fo:padding-right="0.275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fo:min-height="17.986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40" style:family="graphic" style:parent-style-name="objectwithoutfill">
      <style:graphic-properties svg:stroke-color="#000000" draw:marker-end="Стили_20_стрелок_20_16" draw:marker-end-width="0.3cm" draw:fill="none" draw:textarea-vertical-align="middle"/>
    </style:style>
    <style:style style:name="gr241" style:family="graphic" style:parent-style-name="objectwithoutfill">
      <style:graphic-properties svg:stroke-color="#000000" draw:marker-end="Стили_20_стрелок_20_17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Стили_20_стрелок_20_18" draw:marker-end-width="0.3cm" draw:fill="none" draw:textarea-vertical-align="middle"/>
    </style:style>
    <style:style style:name="gr2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5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2.819cm" fo:min-width="11.618cm" fo:padding-top="0.125cm" fo:padding-bottom="0.125cm" fo:padding-left="0.25cm" fo:padding-right="0.25cm"/>
    </style:style>
    <style:style style:name="gr2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0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5.277cm" fo:min-width="17cm" fo:padding-top="0.15cm" fo:padding-bottom="0.15cm" fo:padding-left="0.275cm" fo:padding-right="0.275cm"/>
    </style:style>
    <style:style style:name="gr2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6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789cm" fo:padding-top="0.175cm" fo:padding-bottom="0.175cm" fo:padding-left="0.3cm" fo:padding-right="0.3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objectwithoutfill">
      <style:graphic-properties svg:stroke-color="#000000" draw:marker-end="" draw:fill="none" draw:textarea-vertical-align="middle"/>
    </style:style>
    <style:style style:name="gr266" style:family="graphic" style:parent-style-name="objectwithoutfill">
      <style:graphic-properties svg:stroke-color="#000000" draw:marker-start="Стили_20_стрелок_20_21" draw:fill="none" draw:textarea-vertical-align="middle"/>
    </style:style>
    <style:style style:name="gr267" style:family="graphic" style:parent-style-name="objectwithoutfill">
      <style:graphic-properties svg:stroke-color="#000000" draw:fill="none" draw:textarea-vertical-align="middle"/>
    </style:style>
    <style:style style:name="gr268" style:family="graphic" style:parent-style-name="objectwithoutfill">
      <style:graphic-properties svg:stroke-color="#000000" draw:marker-start="" draw:fill="none" draw:textarea-vertical-align="middle"/>
    </style:style>
    <style:style style:name="gr269" style:family="graphic" style:parent-style-name="objectwithoutfill">
      <style:graphic-properties svg:stroke-color="#000000" draw:marker-end="Стили_20_стрелок_20_22" draw:fill="none" draw:textarea-vertical-align="middle"/>
    </style:style>
    <style:style style:name="gr270" style:family="graphic" style:parent-style-name="standard">
      <style:graphic-properties draw:stroke="none" svg:stroke-color="#000000" draw:fill="none" draw:fill-color="#ffffff" fo:min-height="16.351cm"/>
      <style:paragraph-properties style:writing-mode="lr-tb"/>
    </style:style>
    <style:style style:name="gr271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1.8cm" fo:min-width="8.417cm" fo:padding-top="0.125cm" fo:padding-bottom="0.125cm" fo:padding-left="0.25cm" fo:padding-right="0.25cm"/>
    </style:style>
    <style:style style:name="gr272" style:family="graphic" style:parent-style-name="standard">
      <style:graphic-properties draw:stroke="none" svg:stroke-color="#000000" draw:fill="none" draw:fill-color="#ffffff" fo:min-height="13.626cm"/>
      <style:paragraph-properties style:writing-mode="lr-tb"/>
    </style:style>
    <style:style style:name="gr273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5.16cm" fo:min-width="16.95cm" fo:padding-top="0.125cm" fo:padding-bottom="0.125cm" fo:padding-left="0.25cm" fo:padding-right="0.25cm"/>
    </style:style>
    <style:style style:name="gr274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12.447cm" fo:min-width="17cm" fo:padding-top="0.125cm" fo:padding-bottom="0.125cm" fo:padding-left="0.25cm" fo:padding-right="0.25cm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objectwithoutfill">
      <style:graphic-properties svg:stroke-color="#000000" draw:marker-end="Стили_20_стрелок_20_23" draw:fill="none" draw:textarea-vertical-align="middle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4.117cm" fo:min-width="16.95cm" fo:padding-top="0.125cm" fo:padding-bottom="0.125cm" fo:padding-left="0.25cm" fo:padding-right="0.25cm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3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344cm" style:use-optimal-column-width="false"/>
    </style:style>
    <style:style style:name="co3" style:family="table-column">
      <style:table-column-properties style:column-width="1.773cm" style:use-optimal-column-width="false"/>
    </style:style>
    <style:style style:name="co4" style:family="table-column">
      <style:table-column-properties style:column-width="12.885cm" style:use-optimal-column-width="false"/>
    </style:style>
    <style:style style:name="ro1" style:family="table-row">
      <style:table-row-properties style:row-height="0.716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63cm" style:use-optimal-row-height="false"/>
    </style:style>
    <style:style style:name="ro4" style:family="table-row">
      <style:table-row-properties style:row-height="0.769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paragraph-properties fo:margin-left="0cm" fo:margin-right="0cm" fo:line-height="115%" fo:text-align="justify" fo:text-indent="0.5cm"/>
    </style:style>
    <style:style style:name="P20" style:family="paragraph">
      <style:paragraph-properties fo:margin-left="0cm" fo:margin-right="0cm" fo:margin-top="0cm" fo:margin-bottom="0cm" fo:line-height="115%" fo:text-align="justify" fo:text-indent="0.5cm"/>
    </style:style>
    <style:style style:name="P21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style:paragraph-properties fo:margin-left="0cm" fo:margin-right="0cm" fo:line-height="115%" fo:text-align="justify" fo:text-indent="0.5cm"/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30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1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size="12pt" fo:background-color="transparent" style:font-size-asian="12pt" style:font-size-complex="12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weight="normal" style:font-weight-asian="normal" style:font-weight-complex="normal"/>
    </style:style>
    <style:style style:name="T26" style:family="text">
      <style:text-properties fo:font-size="12pt" fo:font-weight="bold" style:font-weight-asian="bold" style:font-weight-complex="bold"/>
    </style:style>
    <style:style style:name="T2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fo:font-size="14pt" fo:font-weight="bold" fo:background-color="transparent"/>
    </style:style>
    <style:style style:name="T37" style:family="text">
      <style:text-properties style:font-name="Liberation Sans1" fo:font-size="12pt" fo:background-color="#ffff00" style:font-size-asian="12pt" style:font-size-complex="12pt"/>
    </style:style>
    <style:style style:name="T38" style:family="text">
      <style:text-properties style:text-line-through-style="solid" style:text-line-through-type="single"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3.73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ЛОКАЛЬНАЯ СИСТЕМА УПРАВЛЕНИЯ" xlink:type="simple">ЛОКАЛЬ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3"><text:span text:style-name="T1"><text:a xlink:href="#ЦЕНТРАЛИЗОВАННАЯ СИСТЕМА УПРАВЛЕНИЯ" xlink:type="simple">ЦЕНТРАЛИЗОВА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СПИСОК ИЗМЕНЕНИЙ" xlink:type="simple">СПИСОК ИЗМЕНЕНИЙ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АСУ ТП :: АРХИТЕКТУРНЫЕ РЕШЕНИЯ (КРАТКО)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4" draw:text-style-name="P9" draw:layer="layout" svg:width="18.282cm" svg:height="5.051cm" svg:x="1.35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3.65cm" svg:height="0.775cm" svg:x="4.85cm" svg:y="11.608cm">
          <draw:text-box>
            <text:p text:style-name="P7"><text:span text:style-name="T5">Технологическое оборудование</text:span></text:p>
          </draw:text-box>
        </draw:frame>
        <draw:frame draw:style-name="gr2" draw:text-style-name="P12" draw:layer="layout" svg:width="3.45cm" svg:height="0.806cm" svg:x="1.1cm" svg:y="11.676cm">
          <draw:text-box>
            <text:p text:style-name="P11"><text:span text:style-name="T6">УРОВЕНЬ 0</text:span></text:p>
          </draw:text-box>
        </draw:frame>
        <draw:frame draw:style-name="gr5" draw:text-style-name="P10" draw:layer="layout" svg:width="6.656cm" svg:height="0.775cm" svg:x="4.85cm" svg:y="10.616cm">
          <draw:text-box>
            <text:p text:style-name="P7"><text:span text:style-name="T5">ПАЗ</text:span></text:p>
          </draw:text-box>
        </draw:frame>
        <draw:frame draw:style-name="gr5" draw:text-style-name="P10" draw:layer="layout" svg:width="6.653cm" svg:height="0.775cm" svg:x="11.797cm" svg:y="10.606cm">
          <draw:text-box>
            <text:p text:style-name="P7"><text:span text:style-name="T5">Система управления</text:span></text:p>
          </draw:text-box>
        </draw:frame>
        <draw:frame draw:style-name="gr2" draw:text-style-name="P12" draw:layer="layout" svg:width="3.45cm" svg:height="0.806cm" svg:x="1.1cm" svg:y="10.69cm">
          <draw:text-box>
            <text:p text:style-name="P11"><text:span text:style-name="T6">УРОВЕНЬ 1</text:span></text:p>
          </draw:text-box>
        </draw:frame>
        <draw:frame draw:style-name="gr5" draw:text-style-name="P10" draw:layer="layout" svg:width="13.65cm" svg:height="0.775cm" svg:x="4.863cm" svg:y="9.594cm">
          <draw:text-box>
            <text:p text:style-name="P7"><text:span text:style-name="T5">Диспетчеризация</text:span></text:p>
          </draw:text-box>
        </draw:frame>
        <draw:frame draw:style-name="gr2" draw:text-style-name="P12" draw:layer="layout" svg:width="3.45cm" svg:height="0.806cm" svg:x="1.113cm" svg:y="9.65cm">
          <draw:text-box>
            <text:p text:style-name="P11"><text:span text:style-name="T6">УРОВЕНЬ 2</text:span></text:p>
          </draw:text-box>
        </draw:frame>
        <draw:frame draw:style-name="gr6" draw:text-style-name="P10" draw:layer="layout" svg:width="13.65cm" svg:height="0.788cm" svg:x="4.876cm" svg:y="8.562cm">
          <draw:text-box>
            <text:p text:style-name="P7"><text:span text:style-name="T5">Прикладные системы</text:span></text:p>
          </draw:text-box>
        </draw:frame>
        <draw:frame draw:style-name="gr2" draw:text-style-name="P12" draw:layer="layout" svg:width="3.45cm" svg:height="0.806cm" svg:x="1.126cm" svg:y="8.576cm">
          <draw:text-box>
            <text:p text:style-name="P11"><text:span text:style-name="T6">УРОВЕНЬ 3</text:span></text:p>
          </draw:text-box>
        </draw:frame>
        <draw:frame draw:style-name="gr2" draw:text-style-name="P13" draw:layer="layout" svg:width="17.5cm" svg:height="0.806cm" svg:x="1.35cm" svg:y="7.592cm">
          <draw:text-box>
            <text:p text:style-name="P7"><text:span text:style-name="T7">СИСТЕМА АВТОМАТИЗАЦИИ</text:span></text:p>
          </draw:text-box>
        </draw:frame>
        <draw:g draw:name="firewall 1">
          <draw:custom-shape draw:style-name="gr7" draw:text-style-name="P14" draw:layer="layout" svg:width="0.473cm" svg:height="0.138cm" svg:x="5.7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4" draw:layer="layout" svg:width="0.189cm" svg:height="0.14cm" svg:x="5.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4" draw:layer="layout" svg:width="0.472cm" svg:height="0.138cm" svg:x="6.31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draw:layer="layout" svg:width="0.474cm" svg:height="0.14cm" svg:x="6.03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473cm" svg:height="0.138cm" svg:x="6.88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473cm" svg:height="0.14cm" svg:x="6.60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568cm" svg:height="0.138cm" svg:x="7.45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72cm" svg:height="0.14cm" svg:x="7.16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284cm" svg:height="0.14cm" svg:x="7.73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73cm" svg:height="0.139cm" svg:x="5.7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0.189cm" svg:height="0.139cm" svg:x="5.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0.472cm" svg:height="0.139cm" svg:x="6.31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0.474cm" svg:height="0.139cm" svg:x="6.03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0.473cm" svg:height="0.139cm" svg:x="6.88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0.473cm" svg:height="0.139cm" svg:x="6.60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0.568cm" svg:height="0.139cm" svg:x="7.45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472cm" svg:height="0.139cm" svg:x="7.16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4" draw:layer="layout" svg:width="0.284cm" svg:height="0.139cm" svg:x="7.73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0.473cm" svg:height="0.139cm" svg:x="5.7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4" draw:layer="layout" svg:width="0.189cm" svg:height="0.139cm" svg:x="5.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4" draw:layer="layout" svg:width="0.472cm" svg:height="0.139cm" svg:x="6.31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4" draw:layer="layout" svg:width="0.474cm" svg:height="0.139cm" svg:x="6.03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4" draw:layer="layout" svg:width="0.473cm" svg:height="0.139cm" svg:x="6.88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4" draw:layer="layout" svg:width="0.473cm" svg:height="0.139cm" svg:x="6.60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0.568cm" svg:height="0.139cm" svg:x="7.45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4" draw:layer="layout" svg:width="0.472cm" svg:height="0.139cm" svg:x="7.16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284cm" svg:height="0.139cm" svg:x="7.73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473cm" svg:height="0.14cm" svg:x="5.7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189cm" svg:height="0.138cm" svg:x="5.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4" draw:layer="layout" svg:width="0.472cm" svg:height="0.14cm" svg:x="6.31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4" draw:layer="layout" svg:width="0.474cm" svg:height="0.138cm" svg:x="6.03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0.473cm" svg:height="0.14cm" svg:x="6.88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0.473cm" svg:height="0.138cm" svg:x="6.60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0.568cm" svg:height="0.14cm" svg:x="7.45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0.472cm" svg:height="0.138cm" svg:x="7.16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0.284cm" svg:height="0.138cm" svg:x="7.73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2">
          <draw:custom-shape draw:style-name="gr43" draw:text-style-name="P14" draw:layer="layout" svg:width="0.473cm" svg:height="0.138cm" svg:x="8.12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4" draw:layer="layout" svg:width="0.189cm" svg:height="0.14cm" svg:x="8.12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472cm" svg:height="0.138cm" svg:x="8.69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474cm" svg:height="0.14cm" svg:x="8.40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4" draw:layer="layout" svg:width="0.473cm" svg:height="0.138cm" svg:x="9.259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473cm" svg:height="0.14cm" svg:x="8.9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0.568cm" svg:height="0.138cm" svg:x="9.82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472cm" svg:height="0.14cm" svg:x="9.54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284cm" svg:height="0.14cm" svg:x="10.1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0.473cm" svg:height="0.139cm" svg:x="8.12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4" draw:layer="layout" svg:width="0.189cm" svg:height="0.139cm" svg:x="8.12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4" draw:layer="layout" svg:width="0.472cm" svg:height="0.139cm" svg:x="8.69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4" draw:layer="layout" svg:width="0.474cm" svg:height="0.139cm" svg:x="8.40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4" draw:layer="layout" svg:width="0.473cm" svg:height="0.139cm" svg:x="9.259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0.473cm" svg:height="0.139cm" svg:x="8.9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0.568cm" svg:height="0.139cm" svg:x="9.82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4" draw:layer="layout" svg:width="0.472cm" svg:height="0.139cm" svg:x="9.54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4" draw:layer="layout" svg:width="0.284cm" svg:height="0.139cm" svg:x="10.1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4" draw:layer="layout" svg:width="0.473cm" svg:height="0.139cm" svg:x="8.12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layout" svg:width="0.189cm" svg:height="0.139cm" svg:x="8.12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layout" svg:width="0.472cm" svg:height="0.139cm" svg:x="8.69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4" draw:layer="layout" svg:width="0.474cm" svg:height="0.139cm" svg:x="8.40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4" draw:layer="layout" svg:width="0.473cm" svg:height="0.139cm" svg:x="9.25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0.473cm" svg:height="0.139cm" svg:x="8.9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4" draw:layer="layout" svg:width="0.568cm" svg:height="0.139cm" svg:x="9.82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4" draw:layer="layout" svg:width="0.472cm" svg:height="0.139cm" svg:x="9.54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4" draw:layer="layout" svg:width="0.284cm" svg:height="0.139cm" svg:x="10.1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4" draw:layer="layout" svg:width="0.473cm" svg:height="0.14cm" svg:x="8.12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4" draw:layer="layout" svg:width="0.189cm" svg:height="0.138cm" svg:x="8.12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0.472cm" svg:height="0.14cm" svg:x="8.69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layout" svg:width="0.474cm" svg:height="0.138cm" svg:x="8.40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4" draw:layer="layout" svg:width="0.473cm" svg:height="0.14cm" svg:x="9.259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4" draw:layer="layout" svg:width="0.473cm" svg:height="0.138cm" svg:x="8.9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0.568cm" svg:height="0.14cm" svg:x="9.82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layout" svg:width="0.472cm" svg:height="0.138cm" svg:x="9.54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4" draw:layer="layout" svg:width="0.284cm" svg:height="0.138cm" svg:x="10.1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3">
          <draw:custom-shape draw:style-name="gr79" draw:text-style-name="P14" draw:layer="layout" svg:width="0.473cm" svg:height="0.138cm" svg:x="10.49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4" draw:layer="layout" svg:width="0.189cm" svg:height="0.14cm" svg:x="10.49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0.472cm" svg:height="0.138cm" svg:x="11.06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4" draw:layer="layout" svg:width="0.474cm" svg:height="0.14cm" svg:x="10.78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layout" svg:width="0.473cm" svg:height="0.138cm" svg:x="11.633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4" draw:layer="layout" svg:width="0.473cm" svg:height="0.14cm" svg:x="11.34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0.568cm" svg:height="0.138cm" svg:x="12.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4" draw:layer="layout" svg:width="0.472cm" svg:height="0.14cm" svg:x="11.91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0.284cm" svg:height="0.14cm" svg:x="12.48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4" draw:layer="layout" svg:width="0.473cm" svg:height="0.139cm" svg:x="10.49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4" draw:layer="layout" svg:width="0.189cm" svg:height="0.139cm" svg:x="10.49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4" draw:layer="layout" svg:width="0.472cm" svg:height="0.139cm" svg:x="11.06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4" draw:layer="layout" svg:width="0.474cm" svg:height="0.139cm" svg:x="10.78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4" draw:layer="layout" svg:width="0.473cm" svg:height="0.139cm" svg:x="11.633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layout" svg:width="0.473cm" svg:height="0.139cm" svg:x="11.34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layout" svg:width="0.568cm" svg:height="0.139cm" svg:x="12.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4" draw:layer="layout" svg:width="0.472cm" svg:height="0.139cm" svg:x="11.91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4" draw:layer="layout" svg:width="0.284cm" svg:height="0.139cm" svg:x="12.48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4" draw:layer="layout" svg:width="0.473cm" svg:height="0.139cm" svg:x="10.49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4" draw:layer="layout" svg:width="0.189cm" svg:height="0.139cm" svg:x="10.49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4" draw:layer="layout" svg:width="0.472cm" svg:height="0.139cm" svg:x="11.06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4" draw:layer="layout" svg:width="0.474cm" svg:height="0.139cm" svg:x="10.78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4" draw:layer="layout" svg:width="0.473cm" svg:height="0.139cm" svg:x="11.633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4" draw:layer="layout" svg:width="0.473cm" svg:height="0.139cm" svg:x="11.34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4" draw:layer="layout" svg:width="0.568cm" svg:height="0.139cm" svg:x="12.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layout" svg:width="0.472cm" svg:height="0.139cm" svg:x="11.91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4" draw:layer="layout" svg:width="0.284cm" svg:height="0.139cm" svg:x="12.48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4" draw:layer="layout" svg:width="0.473cm" svg:height="0.14cm" svg:x="10.49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4" draw:layer="layout" svg:width="0.189cm" svg:height="0.138cm" svg:x="10.49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4" draw:layer="layout" svg:width="0.472cm" svg:height="0.14cm" svg:x="11.06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4" draw:layer="layout" svg:width="0.474cm" svg:height="0.138cm" svg:x="10.78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4" draw:layer="layout" svg:width="0.473cm" svg:height="0.14cm" svg:x="11.633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4" draw:layer="layout" svg:width="0.473cm" svg:height="0.138cm" svg:x="11.34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layout" svg:width="0.568cm" svg:height="0.14cm" svg:x="12.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4" draw:layer="layout" svg:width="0.472cm" svg:height="0.138cm" svg:x="11.91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0.284cm" svg:height="0.138cm" svg:x="12.48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4">
          <draw:custom-shape draw:style-name="gr115" draw:text-style-name="P14" draw:layer="layout" svg:width="0.473cm" svg:height="0.138cm" svg:x="12.87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189cm" svg:height="0.14cm" svg:x="12.87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72cm" svg:height="0.138cm" svg:x="13.4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4" draw:layer="layout" svg:width="0.474cm" svg:height="0.14cm" svg:x="13.15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4" draw:layer="layout" svg:width="0.473cm" svg:height="0.138cm" svg:x="14.007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4" draw:layer="layout" svg:width="0.473cm" svg:height="0.14cm" svg:x="13.72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4" draw:layer="layout" svg:width="0.568cm" svg:height="0.138cm" svg:x="14.57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4" draw:layer="layout" svg:width="0.472cm" svg:height="0.14cm" svg:x="14.29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4" draw:layer="layout" svg:width="0.284cm" svg:height="0.14cm" svg:x="14.85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4" draw:layer="layout" svg:width="0.473cm" svg:height="0.139cm" svg:x="12.87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4" draw:layer="layout" svg:width="0.189cm" svg:height="0.139cm" svg:x="12.87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4" draw:layer="layout" svg:width="0.472cm" svg:height="0.139cm" svg:x="13.4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4" draw:layer="layout" svg:width="0.474cm" svg:height="0.139cm" svg:x="13.15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4" draw:layer="layout" svg:width="0.473cm" svg:height="0.139cm" svg:x="14.007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4" draw:layer="layout" svg:width="0.473cm" svg:height="0.139cm" svg:x="13.72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layout" svg:width="0.568cm" svg:height="0.139cm" svg:x="14.57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layout" svg:width="0.472cm" svg:height="0.139cm" svg:x="14.29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layout" svg:width="0.284cm" svg:height="0.139cm" svg:x="14.85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4" draw:layer="layout" svg:width="0.473cm" svg:height="0.139cm" svg:x="12.87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4" draw:layer="layout" svg:width="0.189cm" svg:height="0.139cm" svg:x="12.87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4" draw:layer="layout" svg:width="0.472cm" svg:height="0.139cm" svg:x="13.4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4" draw:layer="layout" svg:width="0.474cm" svg:height="0.139cm" svg:x="13.15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4" draw:layer="layout" svg:width="0.473cm" svg:height="0.139cm" svg:x="14.007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4" draw:layer="layout" svg:width="0.473cm" svg:height="0.139cm" svg:x="13.72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4" draw:layer="layout" svg:width="0.568cm" svg:height="0.139cm" svg:x="14.57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4" draw:layer="layout" svg:width="0.472cm" svg:height="0.139cm" svg:x="14.29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4" draw:layer="layout" svg:width="0.284cm" svg:height="0.139cm" svg:x="14.85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4" draw:layer="layout" svg:width="0.473cm" svg:height="0.14cm" svg:x="12.87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4" draw:layer="layout" svg:width="0.189cm" svg:height="0.138cm" svg:x="12.87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4" draw:layer="layout" svg:width="0.472cm" svg:height="0.14cm" svg:x="13.4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4" draw:layer="layout" svg:width="0.474cm" svg:height="0.138cm" svg:x="13.15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4" draw:layer="layout" svg:width="0.473cm" svg:height="0.14cm" svg:x="14.007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4" draw:layer="layout" svg:width="0.473cm" svg:height="0.138cm" svg:x="13.72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4" draw:layer="layout" svg:width="0.568cm" svg:height="0.14cm" svg:x="14.57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4" draw:layer="layout" svg:width="0.472cm" svg:height="0.138cm" svg:x="14.29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layout" svg:width="0.284cm" svg:height="0.138cm" svg:x="14.85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5">
          <draw:custom-shape draw:style-name="gr151" draw:text-style-name="P14" draw:layer="layout" svg:width="0.473cm" svg:height="0.138cm" svg:x="15.24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4" draw:layer="layout" svg:width="0.189cm" svg:height="0.14cm" svg:x="15.24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4" draw:layer="layout" svg:width="0.472cm" svg:height="0.138cm" svg:x="15.8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4" draw:layer="layout" svg:width="0.474cm" svg:height="0.14cm" svg:x="15.52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4" draw:layer="layout" svg:width="0.473cm" svg:height="0.138cm" svg:x="16.381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4" draw:layer="layout" svg:width="0.473cm" svg:height="0.14cm" svg:x="16.09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4" draw:layer="layout" svg:width="0.568cm" svg:height="0.138cm" svg:x="16.94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4" draw:layer="layout" svg:width="0.472cm" svg:height="0.14cm" svg:x="16.66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4" draw:layer="layout" svg:width="0.284cm" svg:height="0.14cm" svg:x="17.23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4" draw:layer="layout" svg:width="0.473cm" svg:height="0.139cm" svg:x="15.24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4" draw:layer="layout" svg:width="0.189cm" svg:height="0.139cm" svg:x="15.24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4" draw:layer="layout" svg:width="0.472cm" svg:height="0.139cm" svg:x="15.81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4" draw:layer="layout" svg:width="0.474cm" svg:height="0.139cm" svg:x="15.52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layout" svg:width="0.473cm" svg:height="0.139cm" svg:x="16.381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14" draw:layer="layout" svg:width="0.473cm" svg:height="0.139cm" svg:x="16.09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4" draw:layer="layout" svg:width="0.568cm" svg:height="0.139cm" svg:x="16.94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4" draw:layer="layout" svg:width="0.472cm" svg:height="0.139cm" svg:x="16.66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4" draw:layer="layout" svg:width="0.284cm" svg:height="0.139cm" svg:x="17.23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4" draw:layer="layout" svg:width="0.473cm" svg:height="0.139cm" svg:x="15.24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4" draw:layer="layout" svg:width="0.189cm" svg:height="0.139cm" svg:x="15.24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4" draw:layer="layout" svg:width="0.472cm" svg:height="0.139cm" svg:x="15.81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4" draw:layer="layout" svg:width="0.474cm" svg:height="0.139cm" svg:x="15.52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14" draw:layer="layout" svg:width="0.473cm" svg:height="0.139cm" svg:x="16.381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14" draw:layer="layout" svg:width="0.473cm" svg:height="0.139cm" svg:x="16.09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layout" svg:width="0.568cm" svg:height="0.139cm" svg:x="16.94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layout" svg:width="0.472cm" svg:height="0.139cm" svg:x="16.66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4" draw:layer="layout" svg:width="0.284cm" svg:height="0.139cm" svg:x="17.23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4" draw:layer="layout" svg:width="0.473cm" svg:height="0.14cm" svg:x="15.24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4" draw:layer="layout" svg:width="0.189cm" svg:height="0.138cm" svg:x="15.24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4" draw:layer="layout" svg:width="0.472cm" svg:height="0.14cm" svg:x="15.81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4" draw:layer="layout" svg:width="0.474cm" svg:height="0.138cm" svg:x="15.52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4" draw:layer="layout" svg:width="0.473cm" svg:height="0.14cm" svg:x="16.381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4" draw:layer="layout" svg:width="0.473cm" svg:height="0.138cm" svg:x="16.09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4" draw:layer="layout" svg:width="0.568cm" svg:height="0.14cm" svg:x="16.94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layout" svg:width="0.472cm" svg:height="0.138cm" svg:x="16.66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4" draw:layer="layout" svg:width="0.284cm" svg:height="0.138cm" svg:x="17.23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7" draw:text-style-name="P12" draw:layer="layout" svg:width="3.45cm" svg:height="1.199cm" svg:x="1.126cm" svg:y="5.824cm">
          <draw:text-box>
            <text:p text:style-name="P11"><text:span text:style-name="T6">Межсетевой экран</text:span></text:p>
          </draw:text-box>
        </draw:frame>
        <draw:frame draw:style-name="gr188" draw:text-style-name="P10" draw:layer="layout" svg:width="13.65cm" svg:height="0.838cm" svg:x="4.889cm" svg:y="4.362cm">
          <draw:text-box>
            <text:p text:style-name="P7"><text:span text:style-name="T5">Корпоративные системы</text:span></text:p>
          </draw:text-box>
        </draw:frame>
        <draw:frame draw:style-name="gr2" draw:text-style-name="P12" draw:layer="layout" svg:width="3.45cm" svg:height="0.806cm" svg:x="1.139cm" svg:y="4.424cm">
          <draw:text-box>
            <text:p text:style-name="P11"><text:span text:style-name="T6">УРОВЕНЬ 4</text:span></text:p>
          </draw:text-box>
        </draw:frame>
        <draw:circle draw:style-name="gr189" draw:text-style-name="P15" draw:layer="layout" svg:width="0.1cm" svg:height="0.1cm" draw:transform="rotate (-1.5707963267949) translate (19.141cm 10.223cm)">
          <text:p/>
        </draw:circle>
        <draw:line draw:style-name="gr190" draw:text-style-name="P15" draw:layer="layout" svg:x1="19.091cm" svg:y1="9.839cm" svg:x2="19.093cm" svg:y2="10.256cm">
          <text:p/>
        </draw:line>
        <draw:circle draw:style-name="gr191" draw:text-style-name="P15" draw:layer="layout" svg:width="0.1cm" svg:height="0.1cm" draw:transform="rotate (-1.5707963267949) translate (19.141cm 10.723cm)">
          <text:p/>
        </draw:circle>
        <draw:line draw:style-name="gr192" draw:text-style-name="P15" draw:layer="layout" svg:x1="19.091cm" svg:y1="10.339cm" svg:x2="19.093cm" svg:y2="10.756cm">
          <text:p/>
        </draw:line>
        <draw:line draw:style-name="gr193" draw:text-style-name="P15" draw:layer="layout" svg:x1="19.091cm" svg:y1="10.84cm" svg:x2="19.093cm" svg:y2="11.257cm">
          <text:p/>
        </draw:line>
        <draw:circle draw:style-name="gr194" draw:text-style-name="P15" draw:layer="layout" svg:width="0.1cm" svg:height="0.1cm" draw:transform="rotate (-1.5707963267949) translate (19.141cm 11.223cm)">
          <text:p/>
        </draw:circle>
        <draw:line draw:style-name="gr195" draw:text-style-name="P15" draw:layer="layout" svg:x1="19.091cm" svg:y1="11.34cm" svg:x2="19.093cm" svg:y2="11.757cm">
          <text:p/>
        </draw:line>
        <draw:circle draw:style-name="gr196" draw:text-style-name="P15" draw:layer="layout" svg:width="0.1cm" svg:height="0.1cm" draw:transform="rotate (-1.5707963267949) translate (19.141cm 11.723cm)">
          <text:p/>
        </draw:circle>
        <draw:line draw:style-name="gr197" draw:text-style-name="P15" draw:layer="layout" svg:x1="19.091cm" svg:y1="11.84cm" svg:x2="19.093cm" svg:y2="12.257cm">
          <text:p/>
        </draw:line>
        <draw:line draw:style-name="gr198" draw:text-style-name="P15" draw:layer="layout" svg:x1="18.9cm" svg:y1="10.95cm" svg:x2="18.905cm" svg:y2="12.238cm">
          <text:p/>
        </draw:line>
        <draw:line draw:style-name="gr199" draw:text-style-name="P9" draw:layer="layout" svg:x1="19.292cm" svg:y1="10.2cm" svg:x2="19.292cm" svg:y2="4.7cm">
          <text:p/>
        </draw:line>
        <draw:line draw:style-name="gr200" draw:text-style-name="P9" draw:layer="layout" svg:x1="1.6cm" svg:y1="13.863cm" svg:x2="6.35cm" svg:y2="13.863cm">
          <text:p/>
        </draw:line>
        <draw:circle draw:style-name="gr201" draw:text-style-name="P15" draw:layer="layout" svg:width="0.1cm" svg:height="0.1cm" svg:x="8.453cm" svg:y="13.816cm">
          <text:p/>
        </draw:circle>
        <draw:line draw:style-name="gr202" draw:text-style-name="P15" draw:layer="layout" svg:x1="8.114cm" svg:y1="13.866cm" svg:x2="8.46cm" svg:y2="13.864cm">
          <text:p/>
        </draw:line>
        <draw:circle draw:style-name="gr203" draw:text-style-name="P15" draw:layer="layout" svg:width="0.1cm" svg:height="0.1cm" svg:x="8.899cm" svg:y="13.814cm">
          <text:p/>
        </draw:circle>
        <draw:line draw:style-name="gr204" draw:text-style-name="P15" draw:layer="layout" svg:x1="8.538cm" svg:y1="13.864cm" svg:x2="8.884cm" svg:y2="13.862cm">
          <text:p/>
        </draw:line>
        <draw:circle draw:style-name="gr205" draw:text-style-name="P15" draw:layer="layout" svg:width="0.1cm" svg:height="0.1cm" svg:x="9.4cm" svg:y="13.814cm">
          <text:p/>
        </draw:circle>
        <draw:line draw:style-name="gr206" draw:text-style-name="P15" draw:layer="layout" svg:x1="9.016cm" svg:y1="13.864cm" svg:x2="9.433cm" svg:y2="13.862cm">
          <text:p/>
        </draw:line>
        <draw:circle draw:style-name="gr207" draw:text-style-name="P15" draw:layer="layout" svg:width="0.1cm" svg:height="0.1cm" svg:x="9.9cm" svg:y="13.814cm">
          <text:p/>
        </draw:circle>
        <draw:line draw:style-name="gr208" draw:text-style-name="P15" draw:layer="layout" svg:x1="9.516cm" svg:y1="13.864cm" svg:x2="9.933cm" svg:y2="13.862cm">
          <text:p/>
        </draw:line>
        <draw:circle draw:style-name="gr209" draw:text-style-name="P15" draw:layer="layout" svg:width="0.1cm" svg:height="0.1cm" svg:x="10.4cm" svg:y="13.814cm">
          <text:p/>
        </draw:circle>
        <draw:line draw:style-name="gr210" draw:text-style-name="P15" draw:layer="layout" svg:x1="10.016cm" svg:y1="13.864cm" svg:x2="10.433cm" svg:y2="13.862cm">
          <text:p/>
        </draw:line>
        <draw:circle draw:style-name="gr211" draw:text-style-name="P15" draw:layer="layout" svg:width="0.1cm" svg:height="0.1cm" svg:x="10.9cm" svg:y="13.814cm">
          <text:p/>
        </draw:circle>
        <draw:line draw:style-name="gr212" draw:text-style-name="P15" draw:layer="layout" svg:x1="10.516cm" svg:y1="13.864cm" svg:x2="10.933cm" svg:y2="13.862cm">
          <text:p/>
        </draw:line>
        <draw:circle draw:style-name="gr213" draw:text-style-name="P15" draw:layer="layout" svg:width="0.1cm" svg:height="0.1cm" svg:x="11.4cm" svg:y="13.814cm">
          <text:p/>
        </draw:circle>
        <draw:line draw:style-name="gr214" draw:text-style-name="P15" draw:layer="layout" svg:x1="11.016cm" svg:y1="13.864cm" svg:x2="11.433cm" svg:y2="13.862cm">
          <text:p/>
        </draw:line>
        <draw:line draw:style-name="gr215" draw:text-style-name="P15" draw:layer="layout" svg:x1="11.517cm" svg:y1="13.864cm" svg:x2="11.934cm" svg:y2="13.862cm">
          <text:p/>
        </draw:line>
        <draw:frame draw:style-name="gr216" draw:text-style-name="P18" draw:layer="layout" svg:width="6.5cm" svg:height="1.827cm" svg:x="0.7cm" svg:y="13.048cm">
          <draw:text-box>
            <text:p text:style-name="P16"><text:span text:style-name="T8">полевая сигнальная шина</text:span></text:p>
            <text:p text:style-name="P16"><text:span text:style-name="T9">электрический сигнал</text:span></text:p>
            <text:p text:style-name="P17"><text:span text:style-name="T9">(аналоговый, дискретный)</text:span></text:p>
          </draw:text-box>
        </draw:frame>
        <draw:circle draw:style-name="gr217" draw:text-style-name="P15" draw:layer="layout" svg:width="0.1cm" svg:height="0.1cm" svg:x="11.9cm" svg:y="13.814cm">
          <text:p/>
        </draw:circle>
        <draw:line draw:style-name="gr218" draw:text-style-name="P15" draw:layer="layout" svg:x1="12.017cm" svg:y1="13.864cm" svg:x2="12.434cm" svg:y2="13.862cm">
          <text:p/>
        </draw:line>
        <draw:circle draw:style-name="gr219" draw:text-style-name="P15" draw:layer="layout" svg:width="0.1cm" svg:height="0.1cm" svg:x="12.4cm" svg:y="13.814cm">
          <text:p/>
        </draw:circle>
        <draw:line draw:style-name="gr220" draw:text-style-name="P15" draw:layer="layout" svg:x1="12.517cm" svg:y1="13.864cm" svg:x2="12.934cm" svg:y2="13.862cm">
          <text:p/>
        </draw:line>
        <draw:circle draw:style-name="gr221" draw:text-style-name="P15" draw:layer="layout" svg:width="0.1cm" svg:height="0.1cm" draw:transform="rotate (-1.5707963267949) translate (19.141cm 9.223cm)">
          <text:p/>
        </draw:circle>
        <draw:line draw:style-name="gr222" draw:text-style-name="P15" draw:layer="layout" svg:x1="19.091cm" svg:y1="8.839cm" svg:x2="19.093cm" svg:y2="9.256cm">
          <text:p/>
        </draw:line>
        <draw:circle draw:style-name="gr223" draw:text-style-name="P15" draw:layer="layout" svg:width="0.1cm" svg:height="0.1cm" draw:transform="rotate (-1.5707963267949) translate (19.141cm 9.723cm)">
          <text:p/>
        </draw:circle>
        <draw:line draw:style-name="gr224" draw:text-style-name="P15" draw:layer="layout" svg:x1="19.091cm" svg:y1="9.339cm" svg:x2="19.093cm" svg:y2="9.756cm">
          <text:p/>
        </draw:line>
        <draw:frame draw:style-name="gr216" draw:text-style-name="P18" draw:layer="layout" svg:width="6.5cm" svg:height="1.827cm" svg:x="7.288cm" svg:y="13.069cm">
          <draw:text-box>
            <text:p text:style-name="P16"><text:span text:style-name="T8">технологическая сеть</text:span></text:p>
            <text:p text:style-name="P16"><text:span text:style-name="T10">цифровой сигнал</text:span></text:p>
            <text:p text:style-name="P17"><text:span text:style-name="T9">(HART, RS, ETHERNET)</text:span></text:p>
          </draw:text-box>
        </draw:frame>
        <draw:line draw:style-name="gr199" draw:text-style-name="P9" draw:layer="layout" svg:x1="14.583cm" svg:y1="13.886cm" svg:x2="19.446cm" svg:y2="13.886cm">
          <text:p/>
        </draw:line>
        <draw:frame draw:style-name="gr216" draw:text-style-name="P18" draw:layer="layout" svg:width="6.5cm" svg:height="1.827cm" svg:x="13.788cm" svg:y="13.07cm">
          <draw:text-box>
            <text:p text:style-name="P16"><text:span text:style-name="T8">корпоративная сеть</text:span></text:p>
            <text:p text:style-name="P16"><text:span text:style-name="T10">цифровой сигнал</text:span></text:p>
            <text:p text:style-name="P17"><text:span text:style-name="T9">(ETHERNET)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5" draw:text-style-name="P21" draw:layer="layout" svg:width="19cm" svg:height="11.696cm" svg:x="1cm" svg:y="15.852cm">
          <draw:text-box>
            <text:p text:style-name="P19"><text:span text:style-name="T11">Уровень 0</text:span><text:span text:style-name="T6"> («поле»)</text:span></text:p>
            <text:list text:style-name="L1">
              <text:list-item>
                <text:p text:style-name="P19"><text:span text:style-name="T4">комплекс технологического оборудования</text:span></text:p>
                <text:p text:style-name="P19"><text:span text:style-name="T5">датчики, исполнительные механизмы, технологическое оборудование вцелом</text:span></text:p>
                <text:p text:style-name="P19"><text:span text:style-name="T5">полевая шина: 4-20 мА, 0-24 В, 0-220 В, HART, ModBus RTU, ProfiBus, FieldBus</text:span></text:p>
              </text:list-item>
            </text:list>
            <text:p text:style-name="P19"><text:span text:style-name="T11"/></text:p>
            <text:p text:style-name="P19"><text:span text:style-name="T11">Уровень 1</text:span></text:p>
            <text:list text:continue-numbering="true" text:style-name="L1">
              <text:list-item>
                <text:p text:style-name="P19"><text:span text:style-name="T4">комплекс систем управления и противоаварийной защиты </text:span></text:p>
                <text:p text:style-name="P19"><text:span text:style-name="T5">ПЛК, станции В/В, пр.</text:span></text:p>
                <text:p text:style-name="P19"><text:span text:style-name="T5">цифровая шина: 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2</text:span></text:p>
            <text:list text:continue-numbering="true" text:style-name="L1">
              <text:list-item>
                <text:p text:style-name="P19"><text:span text:style-name="T4">комплекс систем диспетчеризации</text:span></text:p>
                <text:p text:style-name="P19"><text:span text:style-name="T5">сенсорные панели, мониторы, SCADA</text:span></text:p>
                <text:p text:style-name="P20"><text:span text:style-name="T12">цифровая шина: </text:span><text:span text:style-name="T5">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3</text:span></text:p>
            <text:list text:continue-numbering="true" text:style-name="L1">
              <text:list-item>
                <text:p text:style-name="P19"><text:span text:style-name="T4">комплекс систем безопасности, архивирования</text:span></text:p>
                <text:p text:style-name="P19"><text:span text:style-name="T5">сервер баз данных и резервирования, контроллер домена, антивирусное ПО</text:span></text:p>
                <text:p text:style-name="P19"><text:span text:style-name="T5">цифровая сеть: TCP/IP</text:span></text:p>
              </text:list-item>
            </text:list>
            <text:p text:style-name="P19"><text:span text:style-name="T11"/></text:p>
            <text:p text:style-name="P19"><text:span text:style-name="T5">где, комплекс - это аппаратно-программный комплекс (оборудование + ПО)</text:span></text:p>
          </draw:text-box>
        </draw:frame>
        <draw:frame draw:style-name="gr2" draw:text-style-name="P22" draw:layer="layout" svg:width="19cm" svg:height="0.806cm" svg:x="1cm" svg:y="3cm">
          <draw:text-box>
            <text:p text:style-name="P4"><text:span text:style-name="T13">Многоуровневая структурная схема</text:span></text:p>
          </draw:text-box>
        </draw:frame>
      </draw:page>
      <draw:page draw:name="ВВЕДЕНИЕ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6" draw:text-style-name="P21" draw:layer="layout" svg:width="19cm" svg:height="10.061cm" svg:x="1cm" svg:y="3.152cm">
          <draw:text-box>
            <text:p text:style-name="P19"><text:span text:style-name="T11">Межсетевой экран</text:span></text:p>
            <text:list text:style-name="L1">
              <text:list-item>
                <text:p text:style-name="P19"><text:span text:style-name="T4">для безопасного разделения технологической и корпоративной сетей</text:span></text:p>
                <text:p text:style-name="P20"><text:span text:style-name="T5">цифровая сеть: TCP/IP</text:span></text:p>
              </text:list-item>
            </text:list>
            <text:p text:style-name="P19"><text:span text:style-name="T4"/></text:p>
            <text:p text:style-name="P19"><text:span text:style-name="T11">Уровень 4</text:span></text:p>
            <text:list text:continue-numbering="true" text:style-name="L1">
              <text:list-item>
                <text:p text:style-name="P20"><text:span text:style-name="T4">комплекс корпоративных систем</text:span></text:p>
                <text:p text:style-name="P20"><text:span text:style-name="T5">ERP, MES, бизнес-анатилика</text:span></text:p>
                <text:p text:style-name="P20"><text:span text:style-name="T5">цифровая сеть: TCP/IP</text:span></text:p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>Критерии надежности для промышленных объектов диктуют применение:</text:span></text:p>
            <text:list text:continue-numbering="true" text:style-name="L1">
              <text:list-item>
                <text:p text:style-name="P20"><text:span text:style-name="T14">программируемых логических контроллеров</text:span></text:p>
              </text:list-item>
              <text:list-item>
                <text:p text:style-name="P20"><text:span text:style-name="T14">или распределенных систем управления с различной степенью резервирования</text:span></text:p>
              </text:list-item>
            </text:list>
            <text:p text:style-name="P20"><text:span text:style-name="T14"/></text:p>
            <text:p text:style-name="P20"><text:span text:style-name="T14">Выделяют следующие базовые архитектуры АСУ ТП:</text:span></text:p>
            <text:list text:continue-numbering="true" text:style-name="L1">
              <text:list-item>
                <text:p text:style-name="P20"><text:span text:style-name="T14">локальная система управления</text:span></text:p>
              </text:list-item>
              <text:list-item>
                <text:p text:style-name="P20"><text:span text:style-name="T14">централизованная система управления</text:span></text:p>
              </text:list-item>
              <text:list-item>
                <text:p text:style-name="P20"><text:span text:style-name="T14">распределенная система управления</text:span></text:p>
              </text:list-item>
            </text:list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ЛОКАЛЬ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9" draw:layer="layout" svg:width="17.5cm" svg:height="3.801cm" svg:x="1.75cm" svg:y="5.856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11cm" svg:height="0.645cm" svg:x="5.77cm" svg:y="6.274cm">
          <draw:text-box>
            <text:p text:style-name="P1"><text:span text:style-name="T15">объект управления</text:span></text:p>
          </draw:text-box>
        </draw:frame>
        <draw:frame draw:style-name="gr230" draw:text-style-name="P24" draw:layer="layout" svg:width="5.2cm" svg:height="1cm" svg:x="7.855cm" svg:y="4.091cm">
          <draw:text-box>
            <text:p text:style-name="P7"><text:span text:style-name="T16">удаленная станция оператора</text:span></text:p>
          </draw:text-box>
        </draw:frame>
        <draw:frame draw:style-name="gr231" draw:text-style-name="P10" xml:id="id2" draw:id="id2" draw:layer="layout" svg:width="4cm" svg:height="0.844cm" svg:x="8.5cm" svg:y="6.973cm">
          <draw:text-box>
            <text:p text:style-name="P7"><text:span text:style-name="T5">ПЛК</text:span></text:p>
          </draw:text-box>
        </draw:frame>
        <draw:frame draw:style-name="gr232" draw:text-style-name="P24" xml:id="id1" draw:id="id1" draw:layer="layout" svg:width="4cm" svg:height="1cm" svg:x="6cm" svg:y="8.067cm">
          <draw:text-box>
            <text:p text:style-name="P7"><text:span text:style-name="T16">датчики</text:span></text:p>
          </draw:text-box>
        </draw:frame>
        <draw:frame draw:style-name="gr233" draw:text-style-name="P24" xml:id="id3" draw:id="id3" draw:layer="layout" svg:width="4cm" svg:height="1cm" svg:x="10.864cm" svg:y="8.118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4" draw:id="id4" draw:layer="layout" svg:width="4.2cm" svg:height="1cm" svg:x="13.491cm" svg:y="6.89cm">
          <draw:text-box>
            <text:p text:style-name="P7"><text:span text:style-name="T16">местный интерфейс оператора</text:span></text:p>
          </draw:text-box>
        </draw:frame>
        <draw:frame draw:style-name="gr235" draw:text-style-name="P21" draw:layer="layout" svg:width="19cm" svg:height="18.236cm" svg:x="1cm" svg:y="10.102cm">
          <draw:text-box>
            <text:p text:style-name="P19"><text:span text:style-name="T17">Датчики</text:span></text:p>
            <text:list text:style-name="L3">
              <text:list-item>
                <text:p text:style-name="P25"><text:span text:style-name="T18">место установки:</text:span></text:p>
                <text:list>
                  <text:list-item>
                    <text:p text:style-name="P25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5"><text:span text:style-name="T18">назначение:</text:span></text:p>
                <text:list>
                  <text:list-item>
                    <text:p text:style-name="P25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5"><text:span text:style-name="T18">связь с системой управления:</text:span></text:p>
                <text:list>
                  <text:list-item>
                    <text:p text:style-name="P25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:</text:span></text:p>
                <text:list>
                  <text:list-item>
                    <text:p text:style-name="P26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ПЛК</text:span></text:p>
            <text:list text:continue-numbering="true" text:style-name="L3">
              <text:list-item>
                <text:p text:style-name="P25"><text:span text:style-name="T4">место установки:</text:span></text:p>
                <text:list>
                  <text:list-item>
                    <text:p text:style-name="P25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5"><text:span text:style-name="T4">назначение:</text:span></text:p>
                <text:list>
                  <text:list-item>
                    <text:p text:style-name="P25"><text:span text:style-name="T4">получение данных с датчиков,</text:span></text:p>
                  </text:list-item>
                  <text:list-item>
                    <text:p text:style-name="P25"><text:span text:style-name="T4">обработка данных и формирование управляющих воздействий,</text:span></text:p>
                  </text:list-item>
                  <text:list-item>
                    <text:p text:style-name="P25"><text:span text:style-name="T4">передача управляющих воздействий на исполнительные механизмы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text:span text:style-name="T6"> (например, сенсорная панель)</text:span></text:p>
            <text:list text:continue-numbering="true" text:style-name="L3">
              <text:list-item>
                <text:p text:style-name="P26"><text:span text:style-name="T4">место установки:</text:span></text:p>
                <text:list>
                  <text:list-item>
                    <text:p text:style-name="P26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6"><text:span text:style-name="T4">назначение:</text:span></text:p>
                <text:list>
                  <text:list-item>
                    <text:p text:style-name="P26"><text:span text:style-name="T4">прием данных от оператора (ввод: кнопки, переключатели, поля ввода и т.п.),</text:span></text:p>
                  </text:list-item>
                  <text:list-item>
                    <text:p text:style-name="P26"><text:span text:style-name="T4">обмен данными с ПЛК,</text:span></text:p>
                  </text:list-item>
                  <text:list-item>
                    <text:p text:style-name="P26"><text:span text:style-name="T4">индикация данных на экране (вывод: мнемосхемы, графики, таблицы и т.п.).</text:span></text:p>
                  </text:list-item>
                </text:list>
              </text:list-item>
              <text:list-item>
                <text:p text:style-name="P26"><text:span text:style-name="T4">связь с системой управления (ПЛК):</text:span></text:p>
                <text:list>
                  <text:list-item>
                    <text:p text:style-name="P26"><text:span text:style-name="T4">цифровой интерфейс (технологическая, промышленная сеть).</text:span></text:p>
                  </text:list-item>
                </text:list>
              </text:list-item>
            </text:list>
          </draw:text-box>
        </draw:frame>
        <draw:circle draw:style-name="gr236" draw:text-style-name="P15" draw:layer="layout" svg:width="0.1cm" svg:height="0.1cm" draw:transform="rotate (-1.5707963267949) translate (10.548cm 5.517cm)">
          <text:p/>
        </draw:circle>
        <draw:line draw:style-name="gr237" draw:text-style-name="P15" draw:layer="layout" svg:x1="10.498cm" svg:y1="5.152cm" svg:x2="10.5cm" svg:y2="5.498cm">
          <text:p/>
        </draw:line>
        <draw:line draw:style-name="gr238" draw:text-style-name="P15" draw:layer="layout" svg:x1="10.5cm" svg:y1="6.51cm" svg:x2="10.502cm" svg:y2="6.927cm">
          <text:p/>
        </draw:lin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229" draw:text-style-name="P27" draw:layer="layout" svg:width="5.499cm" svg:height="0.645cm" svg:x="1.75cm" svg:y="5.856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3.253cm">
          <draw:text-box>
            <text:p text:style-name="P1"><text:span text:style-name="T19">ОПЕРАТОРСКАЯ / ДИСПЕТЧЕРСКАЯ</text:span></text:p>
          </draw:text-box>
        </draw:frame>
        <draw:connector draw:style-name="gr240" draw:text-style-name="P9" draw:layer="layout" svg:x1="8cm" svg:y1="8.067cm" svg:x2="8.5cm" svg:y2="7.395cm" draw:start-shape="id1" draw:start-glue-point="0" draw:end-shape="id2" draw:end-glue-point="3" svg:d="M8000 8067v-672h500" svg:viewBox="0 0 501 673">
          <text:p/>
        </draw:connector>
        <draw:connector draw:style-name="gr241" draw:text-style-name="P9" draw:layer="layout" svg:x1="12.5cm" svg:y1="7.395cm" svg:x2="12.864cm" svg:y2="8.118cm" draw:start-shape="id2" draw:start-glue-point="1" draw:end-shape="id3" draw:end-glue-point="0" svg:d="M12500 7395h364v723" svg:viewBox="0 0 365 724">
          <text:p/>
        </draw:connector>
        <draw:connector draw:style-name="gr242" draw:text-style-name="P9" draw:layer="layout" draw:type="line" svg:x1="12.5cm" svg:y1="7.395cm" svg:x2="13.491cm" svg:y2="7.39cm" draw:start-shape="id2" draw:start-glue-point="1" draw:end-shape="id4" draw:end-glue-point="3" svg:d="M12500 7395l991-5" svg:viewBox="0 0 992 6">
          <text:p/>
        </draw:connector>
        <draw:line draw:style-name="gr243" draw:text-style-name="P15" draw:layer="layout" svg:x1="10.497cm" svg:y1="5.641cm" svg:x2="10.497cm" svg:y2="5.841cm">
          <text:p/>
        </draw:line>
        <draw:circle draw:style-name="gr244" draw:text-style-name="P15" draw:layer="layout" svg:width="0.1cm" svg:height="0.1cm" draw:transform="rotate (-1.5707963267949) translate (10.548cm 6.439cm)">
          <text:p/>
        </draw:circle>
        <draw:custom-shape draw:style-name="gr245" draw:text-style-name="P9" draw:layer="layout" svg:width="12.118cm" svg:height="3.069cm" svg:x="5.768cm" svg:y="6.3cm">
          <text:p/>
          <draw:enhanced-geometry svg:viewBox="0 0 21600 21600" draw:type="rectangle" draw:enhanced-path="M 0 0 L 21600 0 21600 21600 0 21600 0 0 Z N"/>
        </draw:custom-shape>
        <draw:circle draw:style-name="gr246" draw:text-style-name="P15" draw:layer="layout" svg:width="0.1cm" svg:height="0.1cm" draw:transform="rotate (-1.5707963267949) translate (10.548cm 5.817cm)">
          <text:p/>
        </draw:circle>
        <draw:line draw:style-name="gr247" draw:text-style-name="P15" draw:layer="layout" svg:x1="10.497cm" svg:y1="5.941cm" svg:x2="10.497cm" svg:y2="6.141cm">
          <text:p/>
        </draw:line>
        <draw:circle draw:style-name="gr248" draw:text-style-name="P15" draw:layer="layout" svg:width="0.1cm" svg:height="0.1cm" draw:transform="rotate (-1.5707963267949) translate (10.548cm 6.13cm)">
          <text:p/>
        </draw:circle>
        <draw:line draw:style-name="gr249" draw:text-style-name="P15" draw:layer="layout" svg:x1="10.497cm" svg:y1="6.254cm" svg:x2="10.497cm" svg:y2="6.454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ЛОКАЛЬ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25" draw:text-style-name="P21" draw:layer="layout" svg:width="19cm" svg:height="11.696cm" svg:x="1cm" svg:y="2.95cm">
          <draw:text-box>
            <text:p text:style-name="P19"><text:span text:style-name="T11">Удаленная станция оператора</text:span><text:span text:style-name="T6"> (например, ПК, может отсутствовать)</text:span></text:p>
            <text:list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операторская / диспетчерская (удалено от объекта управления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система диспетчеризации (SCADA)</text:span></text:p>
                    <text:p text:style-name="P26"><text:span text:style-name="T18">- дублирование местного интерфейса с расширением функционала,</text:span></text:p>
                    <text:p text:style-name="P26"><text:span text:style-name="T18">- многопользовательский доступ с разграничением прав доступа,</text:span></text:p>
                    <text:p text:style-name="P26"><text:span text:style-name="T18">- архивирование данных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 (ПЛК):</text:span></text:p>
                <text:list>
                  <text:list-item>
                    <text:p text:style-name="P26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21">Достоинства и недостатки архитектуры</text:span></text:p>
            <text:p text:style-name="P19"><text:span text:style-name="T4">+ Местный интерфейс дает преимущество при устранении неполадок в системе.</text:span></text:p>
            <text:p text:style-name="P19"><text:span text:style-name="T4">- <text:s/>Для реагирования на непредвиденные ситуации необходимо перемещение по Объекту.</text:span></text:p>
            <text:p text:style-name="P19"><text:span text:style-name="T4"/></text:p>
            <text:p text:style-name="P19"><text:span text:style-name="T22">Примеры применения архитектуры</text:span></text:p>
            <text:list text:style-name="L1">
              <text:list-item>
                <text:p text:style-name="P19"><text:span text:style-name="T4">электропривод с панелью управления,</text:span></text:p>
              </text:list-item>
              <text:list-item>
                <text:p text:style-name="P19"><text:span text:style-name="T4">насос с панелью управления,</text:span></text:p>
              </text:list-item>
              <text:list-item>
                <text:p text:style-name="P19"><text:span text:style-name="T4">нагревательный котел с панелью управления,</text:span></text:p>
              </text:list-item>
              <text:list-item>
                <text:p text:style-name="P19"><text:span text:style-name="T4">компрессор с панелью управления.</text:span></text:p>
              </text:list-item>
            </text:list>
            <text:p text:style-name="P19"><text:span text:style-name="T4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ЦЕНТРАЛИЗОВА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9" draw:layer="layout" svg:width="17.5cm" svg:height="5.527cm" svg:x="1.75cm" svg:y="5.93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309cm" svg:height="0.645cm" svg:x="6.011cm" svg:y="6.682cm">
          <draw:text-box>
            <text:p text:style-name="P1"><text:span text:style-name="T15">объект управления 1</text:span></text:p>
          </draw:text-box>
        </draw:frame>
        <draw:frame draw:style-name="gr230" draw:text-style-name="P24" draw:layer="layout" svg:width="5.2cm" svg:height="1cm" svg:x="4.755cm" svg:y="4.091cm">
          <draw:text-box>
            <text:p text:style-name="P7"><text:span text:style-name="T16">удаленная станция оператора</text:span></text:p>
          </draw:text-box>
        </draw:frame>
        <draw:frame draw:style-name="gr232" draw:text-style-name="P24" draw:layer="layout" svg:width="4cm" svg:height="1cm" svg:x="6.2cm" svg:y="7.371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10.469cm" svg:y="7.36cm">
          <draw:text-box>
            <text:p text:style-name="P7"><text:span text:style-name="T16">исполнительные механизмы</text:span></text:p>
          </draw:text-box>
        </draw:frame>
        <draw:circle draw:style-name="gr251" draw:text-style-name="P15" draw:layer="layout" svg:width="0.1cm" svg:height="0.1cm" svg:x="10.32cm" svg:y="4.511cm">
          <text:p/>
        </draw:circle>
        <draw:line draw:style-name="gr252" draw:text-style-name="P15" draw:layer="layout" svg:x1="9.955cm" svg:y1="4.561cm" svg:x2="10.301cm" svg:y2="4.559cm">
          <text:p/>
        </draw:line>
        <draw:line draw:style-name="gr253" draw:text-style-name="P15" draw:layer="layout" svg:x1="11.943cm" svg:y1="4.559cm" svg:x2="12.36cm" svg:y2="4.557cm">
          <text:p/>
        </draw:line>
        <draw:frame draw:style-name="gr229" draw:text-style-name="P27" draw:layer="layout" svg:width="5.499cm" svg:height="0.645cm" svg:x="1.75cm" svg:y="5.93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3.253cm">
          <draw:text-box>
            <text:p text:style-name="P1"><text:span text:style-name="T19">ОПЕРАТОРСКАЯ / ДИСПЕТЧЕРСКАЯ</text:span></text:p>
          </draw:text-box>
        </draw:frame>
        <draw:line draw:style-name="gr254" draw:text-style-name="P15" draw:layer="layout" svg:x1="10.424cm" svg:y1="4.562cm" svg:x2="10.624cm" svg:y2="4.562cm">
          <text:p/>
        </draw:line>
        <draw:circle draw:style-name="gr255" draw:text-style-name="P15" draw:layer="layout" svg:width="0.1cm" svg:height="0.1cm" svg:x="10.642cm" svg:y="4.511cm">
          <text:p/>
        </draw:circle>
        <draw:frame draw:style-name="gr256" draw:text-style-name="P24" draw:layer="layout" svg:width="4cm" svg:height="1.139cm" svg:x="12.4cm" svg:y="4.021cm">
          <draw:text-box>
            <text:p text:style-name="P7"><text:span text:style-name="T16">центральный</text:span></text:p>
            <text:p text:style-name="P7"><text:span text:style-name="T16">ПЛК</text:span></text:p>
          </draw:text-box>
        </draw:frame>
        <draw:line draw:style-name="gr257" draw:text-style-name="P15" draw:layer="layout" svg:x1="10.724cm" svg:y1="4.562cm" svg:x2="10.924cm" svg:y2="4.562cm">
          <text:p/>
        </draw:line>
        <draw:circle draw:style-name="gr258" draw:text-style-name="P15" draw:layer="layout" svg:width="0.1cm" svg:height="0.1cm" svg:x="10.942cm" svg:y="4.511cm">
          <text:p/>
        </draw:circle>
        <draw:line draw:style-name="gr259" draw:text-style-name="P15" draw:layer="layout" svg:x1="11.014cm" svg:y1="4.562cm" svg:x2="11.214cm" svg:y2="4.562cm">
          <text:p/>
        </draw:line>
        <draw:circle draw:style-name="gr260" draw:text-style-name="P15" draw:layer="layout" svg:width="0.1cm" svg:height="0.1cm" svg:x="11.232cm" svg:y="4.511cm">
          <text:p/>
        </draw:circle>
        <draw:line draw:style-name="gr261" draw:text-style-name="P15" draw:layer="layout" svg:x1="11.304cm" svg:y1="4.562cm" svg:x2="11.504cm" svg:y2="4.562cm">
          <text:p/>
        </draw:line>
        <draw:circle draw:style-name="gr262" draw:text-style-name="P15" draw:layer="layout" svg:width="0.1cm" svg:height="0.1cm" svg:x="11.522cm" svg:y="4.511cm">
          <text:p/>
        </draw:circle>
        <draw:line draw:style-name="gr263" draw:text-style-name="P15" draw:layer="layout" svg:x1="11.604cm" svg:y1="4.562cm" svg:x2="11.804cm" svg:y2="4.562cm">
          <text:p/>
        </draw:line>
        <draw:circle draw:style-name="gr264" draw:text-style-name="P15" draw:layer="layout" svg:width="0.1cm" svg:height="0.1cm" svg:x="11.822cm" svg:y="4.511cm">
          <text:p/>
        </draw:circle>
        <draw:line draw:style-name="gr265" draw:text-style-name="P9" draw:layer="layout" svg:x1="15.229cm" svg:y1="5.16cm" svg:x2="15.229cm" svg:y2="10.16cm">
          <text:p/>
        </draw:line>
        <draw:line draw:style-name="gr266" draw:text-style-name="P9" draw:layer="layout" svg:x1="13.355cm" svg:y1="5.16cm" svg:x2="13.355cm" svg:y2="6.363cm">
          <text:p/>
        </draw:line>
        <draw:line draw:style-name="gr267" draw:text-style-name="P9" draw:layer="layout" svg:x1="13.361cm" svg:y1="6.363cm" svg:x2="5.481cm" svg:y2="6.363cm">
          <text:p/>
        </draw:line>
        <draw:line draw:style-name="gr268" draw:text-style-name="P9" draw:layer="layout" svg:x1="5.477cm" svg:y1="6.37cm" svg:x2="5.477cm" svg:y2="10.16cm">
          <text:p/>
        </draw:line>
        <draw:line draw:style-name="gr267" draw:text-style-name="P9" draw:layer="layout" svg:x1="6.2cm" svg:y1="7.859cm" svg:x2="5.477cm" svg:y2="7.859cm">
          <text:p/>
        </draw:line>
        <draw:line draw:style-name="gr269" draw:text-style-name="P9" draw:layer="layout" svg:x1="15.226cm" svg:y1="7.859cm" svg:x2="14.503cm" svg:y2="7.859cm">
          <text:p/>
        </draw:line>
        <draw:frame draw:style-name="gr270" draw:text-style-name="P21" draw:layer="layout" svg:width="19cm" svg:height="16.601cm" svg:x="1cm" svg:y="11.851cm">
          <draw:text-box>
            <text:p text:style-name="P20"><text:span text:style-name="T23">В настоящее время Централизованные системы вытеснены Распределенными.</text:span></text:p>
            <text:p text:style-name="P19"><text:span text:style-name="T17"/></text:p>
            <text:p text:style-name="P19"><text:span text:style-name="T17">Датчики</text:span></text:p>
            <text:list text:style-name="L3">
              <text:list-item>
                <text:p text:style-name="P25"><text:span text:style-name="T18">место установки:</text:span></text:p>
                <text:list>
                  <text:list-item>
                    <text:p text:style-name="P25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5"><text:span text:style-name="T18">назначение:</text:span></text:p>
                <text:list>
                  <text:list-item>
                    <text:p text:style-name="P25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5"><text:span text:style-name="T18">связь с системой управления:</text:span></text:p>
                <text:list>
                  <text:list-item>
                    <text:p text:style-name="P25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:</text:span></text:p>
                <text:list>
                  <text:list-item>
                    <text:p text:style-name="P26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Центральный ПЛК</text:span></text:p>
            <text:list text:continue-numbering="true" text:style-name="L3">
              <text:list-item>
                <text:p text:style-name="P25"><text:span text:style-name="T4">место установки:</text:span></text:p>
                <text:list>
                  <text:list-item>
                    <text:p text:style-name="P26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25"><text:span text:style-name="T4">назначение:</text:span></text:p>
                <text:list>
                  <text:list-item>
                    <text:p text:style-name="P25"><text:span text:style-name="T4">получение данных с датчиков (опрос, ввод),</text:span></text:p>
                  </text:list-item>
                  <text:list-item>
                    <text:p text:style-name="P25"><text:span text:style-name="T4">обработка данных и формирование управляющих воздействий</text:span></text:p>
                    <text:p text:style-name="P25"><text:span text:style-name="T5">(исполнение управляющей программы)</text:span><text:span text:style-name="T4">,</text:span></text:p>
                  </text:list-item>
                  <text:list-item>
                    <text:p text:style-name="P25"><text:span text:style-name="T4">передача управляющих воздействий на исполнительные механизмы (вывод),</text:span></text:p>
                  </text:list-item>
                  <text:list-item>
                    <text:p text:style-name="P25"><text:span text:style-name="T4">обмен данными со станцией оператора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/text:p>
            <text:list text:continue-numbering="true" text:style-name="L3">
              <text:list-item>
                <text:p text:style-name="P26"><text:span text:style-name="T4">отсутствует.</text:span></text:p>
              </text:list-item>
            </text:list>
          </draw:text-box>
        </draw:frame>
        <draw:custom-shape draw:style-name="gr271" draw:text-style-name="P9" draw:layer="layout" svg:width="8.917cm" svg:height="2.05cm" svg:x="5.926cm" svg:y="6.7cm">
          <text:p/>
          <draw:enhanced-geometry svg:viewBox="0 0 21600 21600" draw:type="rectangle" draw:enhanced-path="M 0 0 L 21600 0 21600 21600 0 21600 0 0 Z N"/>
        </draw:custom-shape>
        <draw:frame draw:style-name="gr229" draw:text-style-name="P23" draw:layer="layout" svg:width="4.309cm" svg:height="0.645cm" svg:x="6.012cm" svg:y="8.983cm">
          <draw:text-box>
            <text:p text:style-name="P1"><text:span text:style-name="T15">объект управления 2</text:span></text:p>
          </draw:text-box>
        </draw:frame>
        <draw:frame draw:style-name="gr232" draw:text-style-name="P24" draw:layer="layout" svg:width="4cm" svg:height="1cm" svg:x="6.201cm" svg:y="9.672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10.47cm" svg:y="9.661cm">
          <draw:text-box>
            <text:p text:style-name="P7"><text:span text:style-name="T16">исполнительные механизмы</text:span></text:p>
          </draw:text-box>
        </draw:frame>
        <draw:line draw:style-name="gr267" draw:text-style-name="P9" draw:layer="layout" svg:x1="6.201cm" svg:y1="10.16cm" svg:x2="5.478cm" svg:y2="10.16cm">
          <text:p/>
        </draw:line>
        <draw:line draw:style-name="gr269" draw:text-style-name="P9" draw:layer="layout" svg:x1="15.227cm" svg:y1="10.16cm" svg:x2="14.504cm" svg:y2="10.16cm">
          <text:p/>
        </draw:line>
        <draw:custom-shape draw:style-name="gr271" draw:text-style-name="P9" draw:layer="layout" svg:width="8.917cm" svg:height="2.05cm" svg:x="5.927cm" svg:y="9.001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ЦЕНТРАЛИЗОВА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frame draw:style-name="gr272" draw:text-style-name="P21" draw:layer="layout" svg:width="19cm" svg:height="13.876cm" svg:x="1cm" svg:y="2.95cm">
          <draw:text-box>
            <text:p text:style-name="P19"><text:span text:style-name="T11">Удаленная станция оператора</text:span><text:span text:style-name="T6"> (например, ПК)</text:span></text:p>
            <text:list text:style-name="L3">
              <text:list-item>
                <text:p text:style-name="P26"><text:span text:style-name="T18">место установки:</text:span></text:p>
                <text:list>
                  <text:list-item>
                    <text:p text:style-name="P26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18">назначение:</text:span></text:p>
                <text:list>
                  <text:list-item>
                    <text:p text:style-name="P26"><text:span text:style-name="T18">мониторинг / диспетчеризация (SCADA)</text:span></text:p>
                    <text:p text:style-name="P26"><text:span text:style-name="T18">- дублирование местного интерфейса (с более расширенным функционалом),</text:span></text:p>
                    <text:p text:style-name="P26"><text:span text:style-name="T18">- многопользовательский режим с разграничением прав доступа,</text:span></text:p>
                    <text:p text:style-name="P26"><text:span text:style-name="T18">- архивирование данных;</text:span></text:p>
                  </text:list-item>
                </text:list>
              </text:list-item>
              <text:list-item>
                <text:p text:style-name="P26"><text:span text:style-name="T18">связь с системой управления (Центральный ПЛК):</text:span></text:p>
                <text:list>
                  <text:list-item>
                    <text:p text:style-name="P26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19"><text:span text:style-name="T5"/></text:p>
            <text:p text:style-name="P19"><text:span text:style-name="T21">Достоинства и недостатки архитектуры</text:span></text:p>
            <text:p text:style-name="P20"><text:span text:style-name="T4">+ Размещение всех элементов управления и интерфейсов Оператора в единой Диспетчерской улучшает знания операторативного персонала о состоянии системы и ускоряет реагирование на непредвиденные ситуации.</text:span></text:p>
            <text:p text:style-name="P20"><text:span text:style-name="T4">- <text:s text:c="2"/>Высокая стоимость прокладки и установки всей проводки системы до Диспетчерской.</text:span></text:p>
            <text:p text:style-name="P20"><text:span text:style-name="T4">- Длинные электрические сигнальные линии сложнее защитить от электромагнитных помех и сложнее обслуживать.</text:span></text:p>
            <text:p text:style-name="P19"><text:span text:style-name="T4"/></text:p>
            <text:p text:style-name="P19"><text:span text:style-name="T22">Примеры применения архитектуры</text:span></text:p>
            <text:list text:style-name="L1">
              <text:list-item>
                <text:p text:style-name="P20"><text:span text:style-name="T4">электростанция,</text:span></text:p>
              </text:list-item>
              <text:list-item>
                <text:p text:style-name="P20"><text:span text:style-name="T4">насосная станция,</text:span></text:p>
              </text:list-item>
              <text:list-item>
                <text:p text:style-name="P20"><text:span text:style-name="T4">котельная,</text:span></text:p>
              </text:list-item>
              <text:list-item>
                <text:p text:style-name="P20"><text:span text:style-name="T4">компрессорная.</text:span></text:p>
              </text:list-item>
            </text:list>
            <text:p text:style-name="P19"><text:span text:style-name="T24"/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custom-shape draw:style-name="gr273" draw:text-style-name="P9" draw:layer="layout" svg:width="17.5cm" svg:height="5.46cm" svg:x="1.75cm" svg:y="8.202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9" draw:layer="layout" svg:width="17.5cm" svg:height="12.697cm" svg:x="1.75cm" svg:y="14.13cm">
          <text:p/>
          <draw:enhanced-geometry svg:viewBox="0 0 21600 21600" draw:type="rectangle" draw:enhanced-path="M 0 0 L 21600 0 21600 21600 0 21600 0 0 Z N"/>
        </draw:custom-shape>
        <draw:frame draw:style-name="gr229" draw:text-style-name="P27" draw:layer="layout" svg:width="5.499cm" svg:height="0.645cm" svg:x="1.75cm" svg:y="14.13cm">
          <draw:text-box>
            <text:p text:style-name="P1"><text:span text:style-name="T19">ПОЛЕ</text:span></text:p>
          </draw:text-box>
        </draw:frame>
        <draw:frame draw:style-name="gr239" draw:text-style-name="P27" draw:layer="layout" svg:width="10.843cm" svg:height="0.725cm" svg:x="1.751cm" svg:y="8.201cm">
          <draw:text-box>
            <text:p text:style-name="P1"><text:span text:style-name="T19">ОПЕРАТОРСКАЯ / ДИСПЕТЧЕРСКАЯ</text:span></text:p>
          </draw:text-box>
        </draw:frame>
        <draw:frame draw:style-name="gr229" draw:text-style-name="P23" draw:layer="layout" svg:width="4.11cm" svg:height="0.645cm" svg:x="1.996cm" svg:y="15.562cm">
          <draw:text-box>
            <text:p text:style-name="P1"><text:span text:style-name="T15">объект управления 1</text:span></text:p>
          </draw:text-box>
        </draw:frame>
        <draw:frame draw:style-name="gr231" draw:text-style-name="P10" xml:id="id6" draw:id="id6" draw:layer="layout" svg:width="4cm" svg:height="0.844cm" svg:x="4.726cm" svg:y="16.261cm">
          <draw:text-box>
            <text:p text:style-name="P7"><text:span text:style-name="T5">ПЛК</text:span></text:p>
          </draw:text-box>
        </draw:frame>
        <draw:frame draw:style-name="gr232" draw:text-style-name="P24" xml:id="id5" draw:id="id5" draw:layer="layout" svg:width="4cm" svg:height="1cm" svg:x="2.226cm" svg:y="17.355cm">
          <draw:text-box>
            <text:p text:style-name="P7"><text:span text:style-name="T16">датчики</text:span></text:p>
          </draw:text-box>
        </draw:frame>
        <draw:frame draw:style-name="gr233" draw:text-style-name="P24" xml:id="id7" draw:id="id7" draw:layer="layout" svg:width="4cm" svg:height="1cm" svg:x="7.09cm" svg:y="17.406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8" draw:id="id8" draw:layer="layout" svg:width="4.2cm" svg:height="1cm" svg:x="9.717cm" svg:y="16.178cm">
          <draw:text-box>
            <text:p text:style-name="P7"><text:span text:style-name="T16">местный интерфейс оператора</text:span></text:p>
          </draw:text-box>
        </draw:frame>
        <draw:line draw:style-name="gr275" draw:text-style-name="P15" draw:layer="layout" svg:x1="6.726cm" svg:y1="15.798cm" svg:x2="6.728cm" svg:y2="16.215cm">
          <text:p/>
        </draw:line>
        <draw:connector draw:style-name="gr240" draw:text-style-name="P9" draw:layer="layout" svg:x1="4.226cm" svg:y1="17.355cm" svg:x2="4.726cm" svg:y2="16.683cm" draw:start-shape="id5" draw:start-glue-point="0" draw:end-shape="id6" draw:end-glue-point="3" svg:d="M4226 17355v-672h500" svg:viewBox="0 0 501 673">
          <text:p/>
        </draw:connector>
        <draw:connector draw:style-name="gr241" draw:text-style-name="P9" draw:layer="layout" svg:x1="8.726cm" svg:y1="16.683cm" svg:x2="9.09cm" svg:y2="17.406cm" draw:start-shape="id6" draw:start-glue-point="1" draw:end-shape="id7" draw:end-glue-point="0" svg:d="M8726 16683h364v723" svg:viewBox="0 0 365 724">
          <text:p/>
        </draw:connector>
        <draw:connector draw:style-name="gr242" draw:text-style-name="P9" draw:layer="layout" draw:type="line" svg:x1="8.726cm" svg:y1="16.683cm" svg:x2="9.717cm" svg:y2="16.678cm" draw:start-shape="id6" draw:start-glue-point="1" draw:end-shape="id8" draw:end-glue-point="3" svg:d="M8726 16683l991-5" svg:viewBox="0 0 992 6">
          <text:p/>
        </draw:connector>
        <draw:circle draw:style-name="gr276" draw:text-style-name="P15" draw:layer="layout" svg:width="0.1cm" svg:height="0.1cm" draw:transform="rotate (-1.5707963267949) translate (6.774cm 15.727cm)">
          <text:p/>
        </draw:circle>
        <draw:custom-shape draw:style-name="gr245" draw:text-style-name="P9" draw:layer="layout" svg:width="12.118cm" svg:height="3.069cm" svg:x="1.994cm" svg:y="15.588cm">
          <text:p/>
          <draw:enhanced-geometry svg:viewBox="0 0 21600 21600" draw:type="rectangle" draw:enhanced-path="M 0 0 L 21600 0 21600 21600 0 21600 0 0 Z N"/>
        </draw:custom-shape>
        <draw:line draw:style-name="gr277" draw:text-style-name="P15" draw:layer="layout" svg:x1="6.723cm" svg:y1="15.542cm" svg:x2="6.723cm" svg:y2="15.742cm">
          <text:p/>
        </draw:line>
        <draw:circle draw:style-name="gr278" draw:text-style-name="P15" draw:layer="layout" svg:width="0.1cm" svg:height="0.1cm" draw:transform="rotate (-1.5707963267949) translate (6.771cm 15.429cm)">
          <text:p/>
        </draw:circle>
        <draw:frame draw:style-name="gr229" draw:text-style-name="P23" draw:layer="layout" svg:width="4.309cm" svg:height="0.645cm" svg:x="2.136cm" svg:y="23.493cm">
          <draw:text-box>
            <text:p text:style-name="P1"><text:span text:style-name="T15">объект управления 3</text:span></text:p>
          </draw:text-box>
        </draw:frame>
        <draw:frame draw:style-name="gr232" draw:text-style-name="P24" draw:layer="layout" svg:width="4cm" svg:height="1cm" svg:x="2.325cm" svg:y="24.182cm">
          <draw:text-box>
            <text:p text:style-name="P7"><text:span text:style-name="T16">датчики</text:span></text:p>
          </draw:text-box>
        </draw:frame>
        <draw:frame draw:style-name="gr233" draw:text-style-name="P24" draw:layer="layout" svg:width="4cm" svg:height="1cm" svg:x="6.594cm" svg:y="24.171cm">
          <draw:text-box>
            <text:p text:style-name="P7"><text:span text:style-name="T16">исполнительные механизмы</text:span></text:p>
          </draw:text-box>
        </draw:frame>
        <draw:custom-shape draw:style-name="gr271" draw:text-style-name="P9" draw:layer="layout" svg:width="8.917cm" svg:height="2.05cm" svg:x="2.051cm" svg:y="23.511cm">
          <text:p/>
          <draw:enhanced-geometry svg:viewBox="0 0 21600 21600" draw:type="rectangle" draw:enhanced-path="M 0 0 L 21600 0 21600 21600 0 21600 0 0 Z N"/>
        </draw:custom-shape>
        <draw:circle draw:style-name="gr279" draw:text-style-name="P15" draw:layer="layout" svg:width="0.1cm" svg:height="0.1cm" svg:x="7.067cm" svg:y="15.12cm">
          <text:p/>
        </draw:circle>
        <draw:line draw:style-name="gr280" draw:text-style-name="P15" draw:layer="layout" svg:x1="6.776cm" svg:y1="15.168cm" svg:x2="7.076cm" svg:y2="15.168cm">
          <text:p/>
        </draw:line>
        <draw:line draw:style-name="gr281" draw:text-style-name="P15" draw:layer="layout" svg:x1="7.177cm" svg:y1="15.17cm" svg:x2="7.44cm" svg:y2="15.175cm">
          <text:p/>
        </draw:line>
        <draw:circle draw:style-name="gr282" draw:text-style-name="P15" draw:layer="layout" svg:width="0.1cm" svg:height="0.1cm" svg:x="7.458cm" svg:y="15.12cm">
          <text:p/>
        </draw:circle>
        <draw:circle draw:style-name="gr283" draw:text-style-name="P15" draw:layer="layout" svg:width="0.1cm" svg:height="0.1cm" svg:x="7.841cm" svg:y="15.12cm">
          <text:p/>
        </draw:circle>
        <draw:line draw:style-name="gr284" draw:text-style-name="P15" draw:layer="layout" svg:x1="7.951cm" svg:y1="15.17cm" svg:x2="8.214cm" svg:y2="15.175cm">
          <text:p/>
        </draw:line>
        <draw:circle draw:style-name="gr285" draw:text-style-name="P15" draw:layer="layout" svg:width="0.1cm" svg:height="0.1cm" svg:x="8.232cm" svg:y="15.12cm">
          <text:p/>
        </draw:circle>
        <draw:line draw:style-name="gr286" draw:text-style-name="P15" draw:layer="layout" svg:x1="7.578cm" svg:y1="15.171cm" svg:x2="7.841cm" svg:y2="15.176cm">
          <text:p/>
        </draw:line>
        <draw:line draw:style-name="gr287" draw:text-style-name="P15" draw:layer="layout" svg:x1="8.332cm" svg:y1="15.17cm" svg:x2="8.749cm" svg:y2="15.168cm">
          <text:p/>
        </draw:line>
        <draw:circle draw:style-name="gr288" draw:text-style-name="P15" draw:layer="layout" svg:width="0.1cm" svg:height="0.1cm" svg:x="8.767cm" svg:y="15.12cm">
          <text:p/>
        </draw:circle>
        <draw:line draw:style-name="gr289" draw:text-style-name="P15" draw:layer="layout" svg:x1="8.877cm" svg:y1="15.17cm" svg:x2="9.14cm" svg:y2="15.175cm">
          <text:p/>
        </draw:line>
        <draw:circle draw:style-name="gr290" draw:text-style-name="P15" draw:layer="layout" svg:width="0.1cm" svg:height="0.1cm" svg:x="9.158cm" svg:y="15.12cm">
          <text:p/>
        </draw:circle>
        <draw:circle draw:style-name="gr291" draw:text-style-name="P15" draw:layer="layout" svg:width="0.1cm" svg:height="0.1cm" svg:x="9.541cm" svg:y="15.12cm">
          <text:p/>
        </draw:circle>
        <draw:line draw:style-name="gr292" draw:text-style-name="P15" draw:layer="layout" svg:x1="9.651cm" svg:y1="15.17cm" svg:x2="9.914cm" svg:y2="15.175cm">
          <text:p/>
        </draw:line>
        <draw:circle draw:style-name="gr293" draw:text-style-name="P15" draw:layer="layout" svg:width="0.1cm" svg:height="0.1cm" svg:x="9.932cm" svg:y="15.12cm">
          <text:p/>
        </draw:circle>
        <draw:line draw:style-name="gr294" draw:text-style-name="P15" draw:layer="layout" svg:x1="9.278cm" svg:y1="15.171cm" svg:x2="9.541cm" svg:y2="15.176cm">
          <text:p/>
        </draw:line>
        <draw:line draw:style-name="gr295" draw:text-style-name="P15" draw:layer="layout" svg:x1="10.032cm" svg:y1="15.17cm" svg:x2="10.449cm" svg:y2="15.168cm">
          <text:p/>
        </draw:line>
        <draw:circle draw:style-name="gr296" draw:text-style-name="P15" draw:layer="layout" svg:width="0.1cm" svg:height="0.1cm" svg:x="10.441cm" svg:y="15.12cm">
          <text:p/>
        </draw:circle>
        <draw:line draw:style-name="gr297" draw:text-style-name="P15" draw:layer="layout" svg:x1="10.551cm" svg:y1="15.17cm" svg:x2="10.814cm" svg:y2="15.175cm">
          <text:p/>
        </draw:line>
        <draw:circle draw:style-name="gr298" draw:text-style-name="P15" draw:layer="layout" svg:width="0.1cm" svg:height="0.1cm" svg:x="10.806cm" svg:y="15.12cm">
          <text:p/>
        </draw:circle>
        <draw:frame draw:style-name="gr256" draw:text-style-name="P24" draw:layer="layout" svg:width="4cm" svg:height="1.139cm" svg:x="9.86cm" svg:y="10.234cm">
          <draw:text-box>
            <text:p text:style-name="P7"><text:span text:style-name="T16">центральный</text:span></text:p>
            <text:p text:style-name="P7"><text:span text:style-name="T16">ПЛК</text:span></text:p>
          </draw:text-box>
        </draw:frame>
        <draw:frame draw:style-name="gr299" draw:text-style-name="P24" draw:layer="layout" svg:width="4cm" svg:height="1.039cm" svg:x="14.76cm" svg:y="10.211cm">
          <draw:text-box>
            <text:p text:style-name="P7"><text:span text:style-name="T16">станция удаленного</text:span></text:p>
            <text:p text:style-name="P7"><text:span text:style-name="T16">В/В</text:span></text:p>
          </draw:text-box>
        </draw:frame>
        <draw:frame draw:style-name="gr299" draw:text-style-name="P24" draw:layer="layout" svg:width="4cm" svg:height="1.039cm" svg:x="9.882cm" svg:y="12.296cm">
          <draw:text-box>
            <text:p text:style-name="P7"><text:span text:style-name="T16">сетевой коммутатор</text:span></text:p>
          </draw:text-box>
        </draw:frame>
        <draw:line draw:style-name="gr300" draw:text-style-name="P15" draw:layer="layout" svg:x1="11.863cm" svg:y1="11.852cm" svg:x2="11.865cm" svg:y2="12.269cm">
          <text:p/>
        </draw:line>
        <draw:circle draw:style-name="gr301" draw:text-style-name="P15" draw:layer="layout" svg:width="0.1cm" svg:height="0.1cm" draw:transform="rotate (-1.5707963267949) translate (11.908cm 11.738cm)">
          <text:p/>
        </draw:circle>
        <draw:line draw:style-name="gr302" draw:text-style-name="P15" draw:layer="layout" svg:x1="11.858cm" svg:y1="11.399cm" svg:x2="11.86cm" svg:y2="11.745cm">
          <text:p/>
        </draw:line>
        <draw:line draw:style-name="gr303" draw:text-style-name="P15" draw:layer="layout" svg:x1="14.307cm" svg:y1="10.779cm" svg:x2="13.89cm" svg:y2="10.781cm">
          <text:p/>
        </draw:line>
        <draw:circle draw:style-name="gr304" draw:text-style-name="P15" draw:layer="layout" svg:width="0.1cm" svg:height="0.1cm" draw:transform="rotate (-3.14159265358979) translate (14.421cm 10.824cm)">
          <text:p/>
        </draw:circle>
        <draw:line draw:style-name="gr305" draw:text-style-name="P15" draw:layer="layout" svg:x1="14.76cm" svg:y1="10.774cm" svg:x2="14.414cm" svg:y2="10.776cm">
          <text:p/>
        </draw:line>
        <draw:line draw:style-name="gr306" draw:text-style-name="P15" draw:layer="layout" svg:x1="6.723cm" svg:y1="15.205cm" svg:x2="6.723cm" svg:y2="15.405cm">
          <text:p/>
        </draw:line>
        <draw:circle draw:style-name="gr307" draw:text-style-name="P15" draw:layer="layout" svg:width="0.1cm" svg:height="0.1cm" draw:transform="rotate (-1.5707963267949) translate (6.771cm 15.129cm)">
          <text:p/>
        </draw:circle>
        <draw:circle draw:style-name="gr308" draw:text-style-name="P15" draw:layer="layout" svg:width="0.1cm" svg:height="0.1cm" draw:transform="rotate (-1.5707963267949) translate (10.915cm 14.812cm)">
          <text:p/>
        </draw:circle>
        <draw:line draw:style-name="gr309" draw:text-style-name="P15" draw:layer="layout" svg:x1="10.864cm" svg:y1="14.627cm" svg:x2="10.864cm" svg:y2="14.827cm">
          <text:p/>
        </draw:line>
        <draw:circle draw:style-name="gr310" draw:text-style-name="P15" draw:layer="layout" svg:width="0.1cm" svg:height="0.1cm" draw:transform="rotate (-1.5707963267949) translate (10.912cm 14.514cm)">
          <text:p/>
        </draw:circle>
        <draw:line draw:style-name="gr311" draw:text-style-name="P15" draw:layer="layout" svg:x1="10.864cm" svg:y1="13.79cm" svg:x2="10.864cm" svg:y2="13.99cm">
          <text:p/>
        </draw:line>
        <draw:circle draw:style-name="gr312" draw:text-style-name="P15" draw:layer="layout" svg:width="0.1cm" svg:height="0.1cm" draw:transform="rotate (-1.5707963267949) translate (10.912cm 13.714cm)">
          <text:p/>
        </draw:circle>
        <draw:line draw:style-name="gr313" draw:text-style-name="P15" draw:layer="layout" svg:x1="10.864cm" svg:y1="14.908cm" svg:x2="10.864cm" svg:y2="15.108cm">
          <text:p/>
        </draw:line>
        <draw:line draw:style-name="gr314" draw:text-style-name="P15" draw:layer="layout" svg:x1="10.859cm" svg:y1="13.355cm" svg:x2="10.861cm" svg:y2="13.701cm">
          <text:p/>
        </draw:line>
        <draw:frame draw:style-name="gr229" draw:text-style-name="P23" draw:layer="layout" svg:width="4.11cm" svg:height="0.645cm" svg:x="1.996cm" svg:y="19.55cm">
          <draw:text-box>
            <text:p text:style-name="P1"><text:span text:style-name="T15">объект управления 2</text:span></text:p>
          </draw:text-box>
        </draw:frame>
        <draw:frame draw:style-name="gr231" draw:text-style-name="P10" xml:id="id10" draw:id="id10" draw:layer="layout" svg:width="4cm" svg:height="0.844cm" svg:x="4.726cm" svg:y="20.249cm">
          <draw:text-box>
            <text:p text:style-name="P7"><text:span text:style-name="T5">ПЛК</text:span></text:p>
          </draw:text-box>
        </draw:frame>
        <draw:frame draw:style-name="gr232" draw:text-style-name="P24" xml:id="id9" draw:id="id9" draw:layer="layout" svg:width="4cm" svg:height="1cm" svg:x="2.226cm" svg:y="21.343cm">
          <draw:text-box>
            <text:p text:style-name="P7"><text:span text:style-name="T16">датчики</text:span></text:p>
          </draw:text-box>
        </draw:frame>
        <draw:frame draw:style-name="gr233" draw:text-style-name="P24" xml:id="id11" draw:id="id11" draw:layer="layout" svg:width="4cm" svg:height="1cm" svg:x="7.09cm" svg:y="21.394cm">
          <draw:text-box>
            <text:p text:style-name="P7"><text:span text:style-name="T16">исполнительные механизмы</text:span></text:p>
          </draw:text-box>
        </draw:frame>
        <draw:frame draw:style-name="gr234" draw:text-style-name="P24" xml:id="id12" draw:id="id12" draw:layer="layout" svg:width="4.2cm" svg:height="1cm" svg:x="9.717cm" svg:y="20.166cm">
          <draw:text-box>
            <text:p text:style-name="P7"><text:span text:style-name="T16">местный интерфейс оператора</text:span></text:p>
          </draw:text-box>
        </draw:frame>
        <draw:line draw:style-name="gr315" draw:text-style-name="P15" draw:layer="layout" svg:x1="6.726cm" svg:y1="19.786cm" svg:x2="6.728cm" svg:y2="20.203cm">
          <text:p/>
        </draw:line>
        <draw:connector draw:style-name="gr240" draw:text-style-name="P9" draw:layer="layout" svg:x1="4.226cm" svg:y1="21.343cm" svg:x2="4.726cm" svg:y2="20.671cm" draw:start-shape="id9" draw:start-glue-point="0" draw:end-shape="id10" draw:end-glue-point="3" svg:d="M4226 21343v-672h500" svg:viewBox="0 0 501 673">
          <text:p/>
        </draw:connector>
        <draw:connector draw:style-name="gr241" draw:text-style-name="P9" draw:layer="layout" svg:x1="8.726cm" svg:y1="20.671cm" svg:x2="9.09cm" svg:y2="21.394cm" draw:start-shape="id10" draw:start-glue-point="1" draw:end-shape="id11" draw:end-glue-point="0" svg:d="M8726 20671h364v723" svg:viewBox="0 0 365 724">
          <text:p/>
        </draw:connector>
        <draw:connector draw:style-name="gr242" draw:text-style-name="P9" draw:layer="layout" draw:type="line" svg:x1="8.726cm" svg:y1="20.671cm" svg:x2="9.717cm" svg:y2="20.666cm" draw:start-shape="id10" draw:start-glue-point="1" draw:end-shape="id12" draw:end-glue-point="3" svg:d="M8726 20671l991-5" svg:viewBox="0 0 992 6">
          <text:p/>
        </draw:connector>
        <draw:circle draw:style-name="gr316" draw:text-style-name="P15" draw:layer="layout" svg:width="0.1cm" svg:height="0.1cm" draw:transform="rotate (-1.5707963267949) translate (6.774cm 19.715cm)">
          <text:p/>
        </draw:circle>
        <draw:custom-shape draw:style-name="gr245" draw:text-style-name="P9" draw:layer="layout" svg:width="12.118cm" svg:height="3.069cm" svg:x="1.994cm" svg:y="19.576cm">
          <text:p/>
          <draw:enhanced-geometry svg:viewBox="0 0 21600 21600" draw:type="rectangle" draw:enhanced-path="M 0 0 L 21600 0 21600 21600 0 21600 0 0 Z N"/>
        </draw:custom-shape>
        <draw:line draw:style-name="gr317" draw:text-style-name="P15" draw:layer="layout" svg:x1="6.723cm" svg:y1="19.53cm" svg:x2="6.723cm" svg:y2="19.73cm">
          <text:p/>
        </draw:line>
        <draw:circle draw:style-name="gr318" draw:text-style-name="P15" draw:layer="layout" svg:width="0.1cm" svg:height="0.1cm" draw:transform="rotate (-1.5707963267949) translate (6.771cm 19.417cm)">
          <text:p/>
        </draw:circle>
        <draw:circle draw:style-name="gr319" draw:text-style-name="P15" draw:layer="layout" svg:width="0.1cm" svg:height="0.1cm" svg:x="7.067cm" svg:y="19.108cm">
          <text:p/>
        </draw:circle>
        <draw:line draw:style-name="gr320" draw:text-style-name="P15" draw:layer="layout" svg:x1="6.776cm" svg:y1="19.156cm" svg:x2="7.076cm" svg:y2="19.156cm">
          <text:p/>
        </draw:line>
        <draw:line draw:style-name="gr321" draw:text-style-name="P15" draw:layer="layout" svg:x1="7.177cm" svg:y1="19.158cm" svg:x2="7.44cm" svg:y2="19.163cm">
          <text:p/>
        </draw:line>
        <draw:circle draw:style-name="gr322" draw:text-style-name="P15" draw:layer="layout" svg:width="0.1cm" svg:height="0.1cm" svg:x="7.458cm" svg:y="19.108cm">
          <text:p/>
        </draw:circle>
        <draw:circle draw:style-name="gr323" draw:text-style-name="P15" draw:layer="layout" svg:width="0.1cm" svg:height="0.1cm" svg:x="7.841cm" svg:y="19.108cm">
          <text:p/>
        </draw:circle>
        <draw:line draw:style-name="gr324" draw:text-style-name="P15" draw:layer="layout" svg:x1="7.951cm" svg:y1="19.158cm" svg:x2="8.214cm" svg:y2="19.163cm">
          <text:p/>
        </draw:line>
        <draw:circle draw:style-name="gr325" draw:text-style-name="P15" draw:layer="layout" svg:width="0.1cm" svg:height="0.1cm" svg:x="8.232cm" svg:y="19.108cm">
          <text:p/>
        </draw:circle>
        <draw:line draw:style-name="gr326" draw:text-style-name="P15" draw:layer="layout" svg:x1="7.578cm" svg:y1="19.159cm" svg:x2="7.841cm" svg:y2="19.164cm">
          <text:p/>
        </draw:line>
        <draw:line draw:style-name="gr327" draw:text-style-name="P15" draw:layer="layout" svg:x1="8.332cm" svg:y1="19.158cm" svg:x2="8.749cm" svg:y2="19.156cm">
          <text:p/>
        </draw:line>
        <draw:circle draw:style-name="gr328" draw:text-style-name="P15" draw:layer="layout" svg:width="0.1cm" svg:height="0.1cm" svg:x="8.767cm" svg:y="19.108cm">
          <text:p/>
        </draw:circle>
        <draw:line draw:style-name="gr329" draw:text-style-name="P15" draw:layer="layout" svg:x1="8.877cm" svg:y1="19.158cm" svg:x2="9.14cm" svg:y2="19.163cm">
          <text:p/>
        </draw:line>
        <draw:circle draw:style-name="gr330" draw:text-style-name="P15" draw:layer="layout" svg:width="0.1cm" svg:height="0.1cm" svg:x="9.158cm" svg:y="19.108cm">
          <text:p/>
        </draw:circle>
        <draw:circle draw:style-name="gr331" draw:text-style-name="P15" draw:layer="layout" svg:width="0.1cm" svg:height="0.1cm" svg:x="9.541cm" svg:y="19.108cm">
          <text:p/>
        </draw:circle>
        <draw:line draw:style-name="gr332" draw:text-style-name="P15" draw:layer="layout" svg:x1="9.651cm" svg:y1="19.158cm" svg:x2="9.914cm" svg:y2="19.163cm">
          <text:p/>
        </draw:line>
        <draw:circle draw:style-name="gr333" draw:text-style-name="P15" draw:layer="layout" svg:width="0.1cm" svg:height="0.1cm" svg:x="9.932cm" svg:y="19.108cm">
          <text:p/>
        </draw:circle>
        <draw:line draw:style-name="gr334" draw:text-style-name="P15" draw:layer="layout" svg:x1="9.278cm" svg:y1="19.159cm" svg:x2="9.541cm" svg:y2="19.164cm">
          <text:p/>
        </draw:line>
        <draw:line draw:style-name="gr335" draw:text-style-name="P15" draw:layer="layout" svg:x1="10.032cm" svg:y1="19.158cm" svg:x2="10.449cm" svg:y2="19.156cm">
          <text:p/>
        </draw:line>
        <draw:circle draw:style-name="gr336" draw:text-style-name="P15" draw:layer="layout" svg:width="0.1cm" svg:height="0.1cm" svg:x="10.441cm" svg:y="19.108cm">
          <text:p/>
        </draw:circle>
        <draw:line draw:style-name="gr337" draw:text-style-name="P15" draw:layer="layout" svg:x1="10.551cm" svg:y1="19.158cm" svg:x2="10.814cm" svg:y2="19.163cm">
          <text:p/>
        </draw:line>
        <draw:circle draw:style-name="gr338" draw:text-style-name="P15" draw:layer="layout" svg:width="0.1cm" svg:height="0.1cm" svg:x="10.806cm" svg:y="19.108cm">
          <text:p/>
        </draw:circle>
        <draw:line draw:style-name="gr339" draw:text-style-name="P15" draw:layer="layout" svg:x1="6.723cm" svg:y1="19.193cm" svg:x2="6.723cm" svg:y2="19.393cm">
          <text:p/>
        </draw:line>
        <draw:circle draw:style-name="gr340" draw:text-style-name="P15" draw:layer="layout" svg:width="0.1cm" svg:height="0.1cm" draw:transform="rotate (-1.5707963267949) translate (6.771cm 19.117cm)">
          <text:p/>
        </draw:circle>
        <draw:circle draw:style-name="gr341" draw:text-style-name="P15" draw:layer="layout" svg:width="0.1cm" svg:height="0.1cm" svg:x="11.833cm" svg:y="15.133cm">
          <text:p/>
        </draw:circle>
        <draw:circle draw:style-name="gr342" draw:text-style-name="P15" draw:layer="layout" svg:width="0.1cm" svg:height="0.1cm" draw:transform="rotate (-1.5707963267949) translate (11.942cm 14.825cm)">
          <text:p/>
        </draw:circle>
        <draw:line draw:style-name="gr343" draw:text-style-name="P15" draw:layer="layout" svg:x1="11.891cm" svg:y1="14.64cm" svg:x2="11.891cm" svg:y2="14.84cm">
          <text:p/>
        </draw:line>
        <draw:circle draw:style-name="gr344" draw:text-style-name="P15" draw:layer="layout" svg:width="0.1cm" svg:height="0.1cm" draw:transform="rotate (-1.5707963267949) translate (11.939cm 14.527cm)">
          <text:p/>
        </draw:circle>
        <draw:line draw:style-name="gr345" draw:text-style-name="P15" draw:layer="layout" svg:x1="11.891cm" svg:y1="14.921cm" svg:x2="11.891cm" svg:y2="15.121cm">
          <text:p/>
        </draw:line>
        <draw:circle draw:style-name="gr346" draw:text-style-name="P15" draw:layer="layout" svg:width="0.1cm" svg:height="0.1cm" svg:x="11.167cm" svg:y="19.108cm">
          <text:p/>
        </draw:circle>
        <draw:line draw:style-name="gr347" draw:text-style-name="P15" draw:layer="layout" svg:x1="10.876cm" svg:y1="19.156cm" svg:x2="11.176cm" svg:y2="19.156cm">
          <text:p/>
        </draw:line>
        <draw:line draw:style-name="gr348" draw:text-style-name="P15" draw:layer="layout" svg:x1="11.277cm" svg:y1="19.158cm" svg:x2="11.54cm" svg:y2="19.163cm">
          <text:p/>
        </draw:line>
        <draw:circle draw:style-name="gr349" draw:text-style-name="P15" draw:layer="layout" svg:width="0.1cm" svg:height="0.1cm" svg:x="11.558cm" svg:y="19.108cm">
          <text:p/>
        </draw:circle>
        <draw:circle draw:style-name="gr350" draw:text-style-name="P15" draw:layer="layout" svg:width="0.1cm" svg:height="0.1cm" svg:x="11.941cm" svg:y="19.108cm">
          <text:p/>
        </draw:circle>
        <draw:line draw:style-name="gr351" draw:text-style-name="P15" draw:layer="layout" svg:x1="12.051cm" svg:y1="19.158cm" svg:x2="12.314cm" svg:y2="19.163cm">
          <text:p/>
        </draw:line>
        <draw:circle draw:style-name="gr352" draw:text-style-name="P15" draw:layer="layout" svg:width="0.1cm" svg:height="0.1cm" svg:x="12.332cm" svg:y="19.108cm">
          <text:p/>
        </draw:circle>
        <draw:line draw:style-name="gr353" draw:text-style-name="P15" draw:layer="layout" svg:x1="11.678cm" svg:y1="19.159cm" svg:x2="11.941cm" svg:y2="19.164cm">
          <text:p/>
        </draw:line>
        <draw:line draw:style-name="gr354" draw:text-style-name="P15" draw:layer="layout" svg:x1="12.432cm" svg:y1="19.158cm" svg:x2="12.849cm" svg:y2="19.156cm">
          <text:p/>
        </draw:line>
        <draw:circle draw:style-name="gr355" draw:text-style-name="P15" draw:layer="layout" svg:width="0.1cm" svg:height="0.1cm" svg:x="12.867cm" svg:y="19.108cm">
          <text:p/>
        </draw:circle>
        <draw:line draw:style-name="gr356" draw:text-style-name="P15" draw:layer="layout" svg:x1="12.977cm" svg:y1="19.158cm" svg:x2="13.24cm" svg:y2="19.163cm">
          <text:p/>
        </draw:line>
        <draw:circle draw:style-name="gr357" draw:text-style-name="P15" draw:layer="layout" svg:width="0.1cm" svg:height="0.1cm" svg:x="13.258cm" svg:y="19.108cm">
          <text:p/>
        </draw:circle>
        <draw:circle draw:style-name="gr358" draw:text-style-name="P15" draw:layer="layout" svg:width="0.1cm" svg:height="0.1cm" svg:x="13.641cm" svg:y="19.108cm">
          <text:p/>
        </draw:circle>
        <draw:line draw:style-name="gr359" draw:text-style-name="P15" draw:layer="layout" svg:x1="13.751cm" svg:y1="19.158cm" svg:x2="14.014cm" svg:y2="19.163cm">
          <text:p/>
        </draw:line>
        <draw:circle draw:style-name="gr360" draw:text-style-name="P15" draw:layer="layout" svg:width="0.1cm" svg:height="0.1cm" svg:x="14.032cm" svg:y="19.108cm">
          <text:p/>
        </draw:circle>
        <draw:line draw:style-name="gr361" draw:text-style-name="P15" draw:layer="layout" svg:x1="13.378cm" svg:y1="19.159cm" svg:x2="13.641cm" svg:y2="19.164cm">
          <text:p/>
        </draw:line>
        <draw:line draw:style-name="gr362" draw:text-style-name="P15" draw:layer="layout" svg:x1="14.132cm" svg:y1="19.158cm" svg:x2="14.549cm" svg:y2="19.156cm">
          <text:p/>
        </draw:line>
        <draw:circle draw:style-name="gr363" draw:text-style-name="P15" draw:layer="layout" svg:width="0.1cm" svg:height="0.1cm" svg:x="14.541cm" svg:y="19.108cm">
          <text:p/>
        </draw:circle>
        <draw:line draw:style-name="gr364" draw:text-style-name="P15" draw:layer="layout" svg:x1="14.965cm" svg:y1="19.077cm" svg:x2="14.965cm" svg:y2="19.158cm">
          <text:p/>
        </draw:line>
        <draw:circle draw:style-name="gr365" draw:text-style-name="P15" draw:layer="layout" svg:width="0.1cm" svg:height="0.1cm" draw:transform="rotate (-1.5707963267949) translate (15.013cm 18.964cm)">
          <text:p/>
        </draw:circle>
        <draw:circle draw:style-name="gr366" draw:text-style-name="P15" draw:layer="layout" svg:width="0.1cm" svg:height="0.1cm" svg:x="14.908cm" svg:y="18.67cm">
          <text:p/>
        </draw:circle>
        <draw:circle draw:style-name="gr367" draw:text-style-name="P15" draw:layer="layout" svg:width="0.1cm" svg:height="0.1cm" draw:transform="rotate (-1.5707963267949) translate (15.017cm 18.362cm)">
          <text:p/>
        </draw:circle>
        <draw:line draw:style-name="gr368" draw:text-style-name="P15" draw:layer="layout" svg:x1="14.966cm" svg:y1="18.177cm" svg:x2="14.966cm" svg:y2="18.377cm">
          <text:p/>
        </draw:line>
        <draw:circle draw:style-name="gr369" draw:text-style-name="P15" draw:layer="layout" svg:width="0.1cm" svg:height="0.1cm" draw:transform="rotate (-1.5707963267949) translate (15.014cm 18.064cm)">
          <text:p/>
        </draw:circle>
        <draw:line draw:style-name="gr370" draw:text-style-name="P15" draw:layer="layout" svg:x1="14.966cm" svg:y1="18.458cm" svg:x2="14.966cm" svg:y2="18.658cm">
          <text:p/>
        </draw:line>
        <draw:line draw:style-name="gr371" draw:text-style-name="P15" draw:layer="layout" svg:x1="14.966cm" svg:y1="18.794cm" svg:x2="14.966cm" svg:y2="18.994cm">
          <text:p/>
        </draw:line>
        <draw:circle draw:style-name="gr372" draw:text-style-name="P15" draw:layer="layout" svg:width="0.1cm" svg:height="0.1cm" svg:x="14.909cm" svg:y="17.77cm">
          <text:p/>
        </draw:circle>
        <draw:circle draw:style-name="gr373" draw:text-style-name="P15" draw:layer="layout" svg:width="0.1cm" svg:height="0.1cm" draw:transform="rotate (-1.5707963267949) translate (15.018cm 17.462cm)">
          <text:p/>
        </draw:circle>
        <draw:line draw:style-name="gr374" draw:text-style-name="P15" draw:layer="layout" svg:x1="14.967cm" svg:y1="17.277cm" svg:x2="14.967cm" svg:y2="17.477cm">
          <text:p/>
        </draw:line>
        <draw:circle draw:style-name="gr375" draw:text-style-name="P15" draw:layer="layout" svg:width="0.1cm" svg:height="0.1cm" draw:transform="rotate (-1.5707963267949) translate (15.015cm 17.164cm)">
          <text:p/>
        </draw:circle>
        <draw:line draw:style-name="gr376" draw:text-style-name="P15" draw:layer="layout" svg:x1="14.967cm" svg:y1="17.558cm" svg:x2="14.967cm" svg:y2="17.758cm">
          <text:p/>
        </draw:line>
        <draw:line draw:style-name="gr377" draw:text-style-name="P15" draw:layer="layout" svg:x1="14.967cm" svg:y1="17.894cm" svg:x2="14.967cm" svg:y2="18.094cm">
          <text:p/>
        </draw:line>
        <draw:circle draw:style-name="gr378" draw:text-style-name="P15" draw:layer="layout" svg:width="0.1cm" svg:height="0.1cm" svg:x="14.91cm" svg:y="16.87cm">
          <text:p/>
        </draw:circle>
        <draw:circle draw:style-name="gr379" draw:text-style-name="P15" draw:layer="layout" svg:width="0.1cm" svg:height="0.1cm" draw:transform="rotate (-1.5707963267949) translate (15.019cm 16.562cm)">
          <text:p/>
        </draw:circle>
        <draw:line draw:style-name="gr380" draw:text-style-name="P15" draw:layer="layout" svg:x1="14.968cm" svg:y1="16.377cm" svg:x2="14.968cm" svg:y2="16.577cm">
          <text:p/>
        </draw:line>
        <draw:circle draw:style-name="gr381" draw:text-style-name="P15" draw:layer="layout" svg:width="0.1cm" svg:height="0.1cm" draw:transform="rotate (-1.5707963267949) translate (15.016cm 16.264cm)">
          <text:p/>
        </draw:circle>
        <draw:line draw:style-name="gr382" draw:text-style-name="P15" draw:layer="layout" svg:x1="14.968cm" svg:y1="16.658cm" svg:x2="14.968cm" svg:y2="16.858cm">
          <text:p/>
        </draw:line>
        <draw:line draw:style-name="gr383" draw:text-style-name="P15" draw:layer="layout" svg:x1="14.968cm" svg:y1="16.994cm" svg:x2="14.968cm" svg:y2="17.194cm">
          <text:p/>
        </draw:line>
        <draw:circle draw:style-name="gr384" draw:text-style-name="P15" draw:layer="layout" svg:width="0.1cm" svg:height="0.1cm" svg:x="14.911cm" svg:y="15.97cm">
          <text:p/>
        </draw:circle>
        <draw:circle draw:style-name="gr385" draw:text-style-name="P15" draw:layer="layout" svg:width="0.1cm" svg:height="0.1cm" draw:transform="rotate (-1.5707963267949) translate (15.02cm 15.662cm)">
          <text:p/>
        </draw:circle>
        <draw:line draw:style-name="gr386" draw:text-style-name="P15" draw:layer="layout" svg:x1="14.969cm" svg:y1="15.477cm" svg:x2="14.969cm" svg:y2="15.677cm">
          <text:p/>
        </draw:line>
        <draw:circle draw:style-name="gr387" draw:text-style-name="P15" draw:layer="layout" svg:width="0.1cm" svg:height="0.1cm" draw:transform="rotate (-1.5707963267949) translate (15.017cm 15.364cm)">
          <text:p/>
        </draw:circle>
        <draw:line draw:style-name="gr388" draw:text-style-name="P15" draw:layer="layout" svg:x1="14.969cm" svg:y1="15.758cm" svg:x2="14.969cm" svg:y2="15.958cm">
          <text:p/>
        </draw:line>
        <draw:line draw:style-name="gr389" draw:text-style-name="P15" draw:layer="layout" svg:x1="14.969cm" svg:y1="16.094cm" svg:x2="14.969cm" svg:y2="16.294cm">
          <text:p/>
        </draw:line>
        <draw:line draw:style-name="gr390" draw:text-style-name="P15" draw:layer="layout" svg:x1="11.933cm" svg:y1="15.179cm" svg:x2="12.196cm" svg:y2="15.184cm">
          <text:p/>
        </draw:line>
        <draw:circle draw:style-name="gr391" draw:text-style-name="P15" draw:layer="layout" svg:width="0.1cm" svg:height="0.1cm" svg:x="12.214cm" svg:y="15.129cm">
          <text:p/>
        </draw:circle>
        <draw:circle draw:style-name="gr392" draw:text-style-name="P15" draw:layer="layout" svg:width="0.1cm" svg:height="0.1cm" svg:x="12.597cm" svg:y="15.129cm">
          <text:p/>
        </draw:circle>
        <draw:line draw:style-name="gr393" draw:text-style-name="P15" draw:layer="layout" svg:x1="12.707cm" svg:y1="15.179cm" svg:x2="12.97cm" svg:y2="15.184cm">
          <text:p/>
        </draw:line>
        <draw:circle draw:style-name="gr394" draw:text-style-name="P15" draw:layer="layout" svg:width="0.1cm" svg:height="0.1cm" svg:x="12.988cm" svg:y="15.129cm">
          <text:p/>
        </draw:circle>
        <draw:line draw:style-name="gr395" draw:text-style-name="P15" draw:layer="layout" svg:x1="12.334cm" svg:y1="15.18cm" svg:x2="12.597cm" svg:y2="15.185cm">
          <text:p/>
        </draw:line>
        <draw:circle draw:style-name="gr396" draw:text-style-name="P15" draw:layer="layout" svg:width="0.1cm" svg:height="0.1cm" svg:x="13.361cm" svg:y="15.129cm">
          <text:p/>
        </draw:circle>
        <draw:line draw:style-name="gr397" draw:text-style-name="P15" draw:layer="layout" svg:x1="13.471cm" svg:y1="15.179cm" svg:x2="13.734cm" svg:y2="15.184cm">
          <text:p/>
        </draw:line>
        <draw:line draw:style-name="gr398" draw:text-style-name="P15" draw:layer="layout" svg:x1="13.108cm" svg:y1="15.18cm" svg:x2="13.371cm" svg:y2="15.185cm">
          <text:p/>
        </draw:line>
        <draw:circle draw:style-name="gr399" draw:text-style-name="P15" draw:layer="layout" svg:width="0.1cm" svg:height="0.1cm" svg:x="13.714cm" svg:y="15.129cm">
          <text:p/>
        </draw:circle>
        <draw:circle draw:style-name="gr400" draw:text-style-name="P15" draw:layer="layout" svg:width="0.1cm" svg:height="0.1cm" svg:x="14.097cm" svg:y="15.129cm">
          <text:p/>
        </draw:circle>
        <draw:line draw:style-name="gr401" draw:text-style-name="P15" draw:layer="layout" svg:x1="14.207cm" svg:y1="15.179cm" svg:x2="14.47cm" svg:y2="15.184cm">
          <text:p/>
        </draw:line>
        <draw:circle draw:style-name="gr402" draw:text-style-name="P15" draw:layer="layout" svg:width="0.1cm" svg:height="0.1cm" svg:x="14.488cm" svg:y="15.129cm">
          <text:p/>
        </draw:circle>
        <draw:line draw:style-name="gr403" draw:text-style-name="P15" draw:layer="layout" svg:x1="13.834cm" svg:y1="15.18cm" svg:x2="14.097cm" svg:y2="15.185cm">
          <text:p/>
        </draw:line>
        <draw:circle draw:style-name="gr404" draw:text-style-name="P15" draw:layer="layout" svg:width="0.1cm" svg:height="0.1cm" svg:x="14.907cm" svg:y="15.129cm">
          <text:p/>
        </draw:circle>
        <draw:line draw:style-name="gr405" draw:text-style-name="P15" draw:layer="layout" svg:x1="14.608cm" svg:y1="15.18cm" svg:x2="14.871cm" svg:y2="15.185cm">
          <text:p/>
        </draw:line>
        <draw:line draw:style-name="gr406" draw:text-style-name="P15" draw:layer="layout" svg:x1="14.969cm" svg:y1="15.241cm" svg:x2="14.969cm" svg:y2="15.364cm">
          <text:p/>
        </draw:line>
        <draw:line draw:style-name="gr407" draw:text-style-name="P15" draw:layer="layout" svg:x1="14.633cm" svg:y1="19.158cm" svg:x2="14.965cm" svg:y2="19.157cm">
          <text:p/>
        </draw:line>
        <draw:line draw:style-name="gr408" draw:text-style-name="P9" draw:layer="layout" svg:x1="17.08cm" svg:y1="11.25cm" svg:x2="17.08cm" svg:y2="26.298cm">
          <text:p/>
        </draw:line>
        <draw:line draw:style-name="gr266" draw:text-style-name="P9" draw:layer="layout" svg:x1="16.306cm" svg:y1="11.25cm" svg:x2="16.306cm" svg:y2="26.298cm">
          <text:p/>
        </draw:line>
        <draw:line draw:style-name="gr267" draw:text-style-name="P9" draw:layer="layout" svg:x1="17.08cm" svg:y1="26.298cm" svg:x2="4.206cm" svg:y2="26.298cm">
          <text:p/>
        </draw:line>
        <draw:line draw:style-name="gr266" draw:text-style-name="P9" draw:layer="layout" svg:x1="4.206cm" svg:y1="26.298cm" svg:x2="4.206cm" svg:y2="25.181cm">
          <text:p/>
        </draw:line>
        <draw:line draw:style-name="gr408" draw:text-style-name="P9" draw:layer="layout" svg:x1="8.552cm" svg:y1="26.297cm" svg:x2="8.552cm" svg:y2="25.17cm">
          <text:p/>
        </draw:line>
        <draw:line draw:style-name="gr409" draw:text-style-name="P15" draw:layer="layout" svg:x1="10.864cm" svg:y1="14.121cm" svg:x2="10.864cm" svg:y2="14.264cm">
          <text:p/>
        </draw:line>
        <draw:circle draw:style-name="gr410" draw:text-style-name="P15" draw:layer="layout" svg:width="0.1cm" svg:height="0.1cm" draw:transform="rotate (-1.5707963267949) translate (10.912cm 14.008cm)">
          <text:p/>
        </draw:circle>
        <draw:circle draw:style-name="gr411" draw:text-style-name="P15" draw:layer="layout" svg:width="0.1cm" svg:height="0.1cm" draw:transform="rotate (-1.5707963267949) translate (10.912cm 14.236cm)">
          <text:p/>
        </draw:circle>
        <draw:line draw:style-name="gr412" draw:text-style-name="P15" draw:layer="layout" svg:x1="10.864cm" svg:y1="14.352cm" svg:x2="10.864cm" svg:y2="14.495cm">
          <text:p/>
        </draw:line>
        <draw:line draw:style-name="gr413" draw:text-style-name="P15" draw:layer="layout" svg:x1="11.891cm" svg:y1="13.802cm" svg:x2="11.891cm" svg:y2="14.002cm">
          <text:p/>
        </draw:line>
        <draw:circle draw:style-name="gr414" draw:text-style-name="P15" draw:layer="layout" svg:width="0.1cm" svg:height="0.1cm" draw:transform="rotate (-1.5707963267949) translate (11.939cm 13.726cm)">
          <text:p/>
        </draw:circle>
        <draw:line draw:style-name="gr415" draw:text-style-name="P15" draw:layer="layout" svg:x1="11.886cm" svg:y1="13.367cm" svg:x2="11.888cm" svg:y2="13.713cm">
          <text:p/>
        </draw:line>
        <draw:line draw:style-name="gr416" draw:text-style-name="P15" draw:layer="layout" svg:x1="11.891cm" svg:y1="14.133cm" svg:x2="11.891cm" svg:y2="14.276cm">
          <text:p/>
        </draw:line>
        <draw:circle draw:style-name="gr417" draw:text-style-name="P15" draw:layer="layout" svg:width="0.1cm" svg:height="0.1cm" draw:transform="rotate (-1.5707963267949) translate (11.939cm 14.02cm)">
          <text:p/>
        </draw:circle>
        <draw:circle draw:style-name="gr418" draw:text-style-name="P15" draw:layer="layout" svg:width="0.1cm" svg:height="0.1cm" draw:transform="rotate (-1.5707963267949) translate (11.939cm 14.248cm)">
          <text:p/>
        </draw:circle>
        <draw:line draw:style-name="gr419" draw:text-style-name="P15" draw:layer="layout" svg:x1="11.891cm" svg:y1="14.364cm" svg:x2="11.891cm" svg:y2="14.507cm">
          <text:p/>
        </draw:line>
        <draw:frame draw:style-name="gr230" draw:text-style-name="P24" draw:layer="layout" svg:width="5.2cm" svg:height="1cm" svg:x="2.155cm" svg:y="9.869cm">
          <draw:text-box>
            <text:p text:style-name="P7"><text:span text:style-name="T16">удаленная станция оператора</text:span></text:p>
          </draw:text-box>
        </draw:frame>
        <draw:frame draw:style-name="gr299" draw:text-style-name="P24" draw:layer="layout" svg:width="4cm" svg:height="1.039cm" svg:x="9.882cm" svg:y="8.497cm">
          <draw:text-box>
            <text:p text:style-name="P7"><text:span text:style-name="T16">сетевой</text:span><text:span text:style-name="T16"><text:line-break/></text:span><text:span text:style-name="T16">файрвол</text:span></text:p>
          </draw:text-box>
        </draw:frame>
        <draw:line draw:style-name="gr420" draw:text-style-name="P15" draw:layer="layout" svg:x1="9.848cm" svg:y1="9cm" svg:x2="9.502cm" svg:y2="9.002cm">
          <text:p/>
        </draw:line>
        <draw:line draw:style-name="gr421" draw:text-style-name="P15" draw:layer="layout" svg:x1="9.836cm" svg:y1="12.44cm" svg:x2="9.42cm" svg:y2="12.442cm">
          <text:p/>
        </draw:line>
        <draw:circle draw:style-name="gr422" draw:text-style-name="P15" draw:layer="layout" svg:width="0.1cm" svg:height="0.1cm" draw:transform="rotate (-1.5707963267949) translate (9.471cm 12.17cm)">
          <text:p/>
        </draw:circle>
        <draw:line draw:style-name="gr423" draw:text-style-name="P15" draw:layer="layout" svg:x1="9.42cm" svg:y1="11.985cm" svg:x2="9.42cm" svg:y2="12.185cm">
          <text:p/>
        </draw:line>
        <draw:line draw:style-name="gr424" draw:text-style-name="P15" draw:layer="layout" svg:x1="9.42cm" svg:y1="12.266cm" svg:x2="9.42cm" svg:y2="12.466cm">
          <text:p/>
        </draw:line>
        <draw:line draw:style-name="gr425" draw:text-style-name="P15" draw:layer="layout" svg:x1="9.42cm" svg:y1="12.41cm" svg:x2="9.42cm" svg:y2="12.43cm">
          <text:p/>
        </draw:line>
        <draw:circle draw:style-name="gr426" draw:text-style-name="P15" draw:layer="layout" svg:width="0.1cm" svg:height="0.1cm" draw:transform="rotate (-1.5707963267949) translate (9.48cm 8.955cm)">
          <text:p/>
        </draw:circle>
        <draw:circle draw:style-name="gr427" draw:text-style-name="P15" draw:layer="layout" svg:width="0.1cm" svg:height="0.1cm" draw:transform="rotate (-1.5707963267949) translate (9.471cm 11.871cm)">
          <text:p/>
        </draw:circle>
        <draw:line draw:style-name="gr428" draw:text-style-name="P15" draw:layer="layout" svg:x1="9.42cm" svg:y1="11.686cm" svg:x2="9.42cm" svg:y2="11.886cm">
          <text:p/>
        </draw:line>
        <draw:circle draw:style-name="gr429" draw:text-style-name="P15" draw:layer="layout" svg:width="0.1cm" svg:height="0.1cm" draw:transform="rotate (-1.5707963267949) translate (9.471cm 11.572cm)">
          <text:p/>
        </draw:circle>
        <draw:line draw:style-name="gr430" draw:text-style-name="P15" draw:layer="layout" svg:x1="9.42cm" svg:y1="11.387cm" svg:x2="9.42cm" svg:y2="11.587cm">
          <text:p/>
        </draw:line>
        <draw:circle draw:style-name="gr431" draw:text-style-name="P15" draw:layer="layout" svg:width="0.1cm" svg:height="0.1cm" draw:transform="rotate (-1.5707963267949) translate (9.471cm 11.273cm)">
          <text:p/>
        </draw:circle>
        <draw:line draw:style-name="gr432" draw:text-style-name="P15" draw:layer="layout" svg:x1="9.42cm" svg:y1="11.088cm" svg:x2="9.42cm" svg:y2="11.288cm">
          <text:p/>
        </draw:line>
        <draw:circle draw:style-name="gr433" draw:text-style-name="P15" draw:layer="layout" svg:width="0.1cm" svg:height="0.1cm" draw:transform="rotate (-1.5707963267949) translate (9.471cm 10.974cm)">
          <text:p/>
        </draw:circle>
        <draw:line draw:style-name="gr434" draw:text-style-name="P15" draw:layer="layout" svg:x1="9.42cm" svg:y1="10.789cm" svg:x2="9.42cm" svg:y2="10.989cm">
          <text:p/>
        </draw:line>
        <draw:circle draw:style-name="gr435" draw:text-style-name="P15" draw:layer="layout" svg:width="0.1cm" svg:height="0.1cm" draw:transform="rotate (-1.5707963267949) translate (9.471cm 10.675cm)">
          <text:p/>
        </draw:circle>
        <draw:line draw:style-name="gr436" draw:text-style-name="P15" draw:layer="layout" svg:x1="9.42cm" svg:y1="10.49cm" svg:x2="9.42cm" svg:y2="10.69cm">
          <text:p/>
        </draw:line>
        <draw:circle draw:style-name="gr437" draw:text-style-name="P15" draw:layer="layout" svg:width="0.1cm" svg:height="0.1cm" draw:transform="rotate (-1.5707963267949) translate (9.471cm 10.376cm)">
          <text:p/>
        </draw:circle>
        <draw:line draw:style-name="gr438" draw:text-style-name="P15" draw:layer="layout" svg:x1="9.42cm" svg:y1="10.191cm" svg:x2="9.42cm" svg:y2="10.391cm">
          <text:p/>
        </draw:line>
        <draw:circle draw:style-name="gr439" draw:text-style-name="P15" draw:layer="layout" svg:width="0.1cm" svg:height="0.1cm" draw:transform="rotate (-1.5707963267949) translate (9.471cm 10.077cm)">
          <text:p/>
        </draw:circle>
        <draw:line draw:style-name="gr440" draw:text-style-name="P15" draw:layer="layout" svg:x1="9.42cm" svg:y1="9.892cm" svg:x2="9.42cm" svg:y2="10.092cm">
          <text:p/>
        </draw:line>
        <draw:circle draw:style-name="gr441" draw:text-style-name="P15" draw:layer="layout" svg:width="0.1cm" svg:height="0.1cm" draw:transform="rotate (-1.5707963267949) translate (9.471cm 9.778cm)">
          <text:p/>
        </draw:circle>
        <draw:line draw:style-name="gr442" draw:text-style-name="P15" draw:layer="layout" svg:x1="9.42cm" svg:y1="9.593cm" svg:x2="9.42cm" svg:y2="9.793cm">
          <text:p/>
        </draw:line>
        <draw:circle draw:style-name="gr443" draw:text-style-name="P15" draw:layer="layout" svg:width="0.1cm" svg:height="0.1cm" draw:transform="rotate (-1.5707963267949) translate (9.471cm 9.479cm)">
          <text:p/>
        </draw:circle>
        <draw:line draw:style-name="gr444" draw:text-style-name="P15" draw:layer="layout" svg:x1="9.42cm" svg:y1="9.294cm" svg:x2="9.42cm" svg:y2="9.494cm">
          <text:p/>
        </draw:line>
        <draw:circle draw:style-name="gr445" draw:text-style-name="P15" draw:layer="layout" svg:width="0.1cm" svg:height="0.1cm" draw:transform="rotate (-1.5707963267949) translate (9.471cm 9.225cm)">
          <text:p/>
        </draw:circle>
        <draw:line draw:style-name="gr446" draw:text-style-name="P15" draw:layer="layout" svg:x1="9.42cm" svg:y1="9.04cm" svg:x2="9.42cm" svg:y2="9.24cm">
          <text:p/>
        </draw:line>
        <draw:custom-shape draw:style-name="gr447" draw:text-style-name="P9" draw:layer="layout" svg:width="17.5cm" svg:height="4.417cm" svg:x="1.75cm" svg:y="3.203cm">
          <text:p/>
          <draw:enhanced-geometry svg:viewBox="0 0 21600 21600" draw:type="rectangle" draw:enhanced-path="M 0 0 L 21600 0 21600 21600 0 21600 0 0 Z N"/>
        </draw:custom-shape>
        <draw:frame draw:style-name="gr229" draw:text-style-name="P27" draw:layer="layout" svg:width="12.774cm" svg:height="0.645cm" svg:x="1.751cm" svg:y="3.202cm">
          <draw:text-box>
            <text:p text:style-name="P1"><text:span text:style-name="T19">УПРАВЛЕНИЕ ПРЕДПРИЯТИЕМ / ОФИСНАЯ СЕТЬ / ИНТЕРНЕТ</text:span></text:p>
          </draw:text-box>
        </draw:frame>
        <draw:frame draw:style-name="gr299" draw:text-style-name="P24" draw:layer="layout" svg:width="4cm" svg:height="1.039cm" svg:x="9.882cm" svg:y="6.197cm">
          <draw:text-box>
            <text:p text:style-name="P7"><text:span text:style-name="T16">сетевой коммутатор</text:span></text:p>
          </draw:text-box>
        </draw:frame>
        <draw:line draw:style-name="gr448" draw:text-style-name="P15" draw:layer="layout" svg:x1="11.867cm" svg:y1="8.078cm" svg:x2="11.869cm" svg:y2="8.495cm">
          <text:p/>
        </draw:line>
        <draw:circle draw:style-name="gr449" draw:text-style-name="P15" draw:layer="layout" svg:width="0.1cm" svg:height="0.1cm" draw:transform="rotate (-1.5707963267949) translate (11.912cm 7.964cm)">
          <text:p/>
        </draw:circle>
        <draw:line draw:style-name="gr450" draw:text-style-name="P15" draw:layer="layout" svg:x1="11.862cm" svg:y1="7.199cm" svg:x2="11.864cm" svg:y2="7.545cm">
          <text:p/>
        </draw:line>
        <draw:line draw:style-name="gr451" draw:text-style-name="P15" draw:layer="layout" svg:x1="11.862cm" svg:y1="7.678cm" svg:x2="11.862cm" svg:y2="7.964cm">
          <text:p/>
        </draw:line>
        <draw:circle draw:style-name="gr452" draw:text-style-name="P15" draw:layer="layout" svg:width="0.1cm" svg:height="0.1cm" draw:transform="rotate (-1.5707963267949) translate (11.913cm 7.564cm)">
          <text:p/>
        </draw:circle>
        <draw:frame draw:style-name="gr230" draw:text-style-name="P24" draw:layer="layout" svg:width="5.2cm" svg:height="1cm" svg:x="2.155cm" svg:y="4.235cm">
          <draw:text-box>
            <text:p text:style-name="P7"><text:span text:style-name="T16">удаленные портативные</text:span><text:span text:style-name="T16"><text:line-break/></text:span><text:span text:style-name="T16">станции</text:span></text:p>
          </draw:text-box>
        </draw:frame>
        <draw:frame draw:style-name="gr230" draw:text-style-name="P24" draw:layer="layout" svg:width="5.2cm" svg:height="1cm" svg:x="2.155cm" svg:y="11.013cm">
          <draw:text-box>
            <text:p text:style-name="P7"><text:span text:style-name="T16">сервер SCADA</text:span></text:p>
          </draw:text-box>
        </draw:frame>
        <draw:frame draw:style-name="gr230" draw:text-style-name="P24" draw:layer="layout" svg:width="5.2cm" svg:height="1cm" svg:x="2.155cm" svg:y="6.135cm">
          <draw:text-box>
            <text:p text:style-name="P7"><text:span text:style-name="T16">ERP, MES, BPMS</text:span></text:p>
          </draw:text-box>
        </draw:frame>
        <draw:line draw:style-name="gr453" draw:text-style-name="P15" draw:layer="layout" svg:x1="7.745cm" svg:y1="10.36cm" svg:x2="7.39cm" svg:y2="10.361cm">
          <text:p/>
        </draw:line>
        <draw:circle draw:style-name="gr454" draw:text-style-name="P15" draw:layer="layout" svg:width="0.1cm" svg:height="0.1cm" draw:transform="rotate (-3.14159265358979) translate (9.497cm 13.204cm)">
          <text:p/>
        </draw:circle>
        <draw:line draw:style-name="gr455" draw:text-style-name="P15" draw:layer="layout" svg:x1="9.86cm" svg:y1="13.154cm" svg:x2="9.514cm" svg:y2="13.156cm">
          <text:p/>
        </draw:line>
        <draw:circle draw:style-name="gr456" draw:text-style-name="P15" draw:layer="layout" svg:width="0.1cm" svg:height="0.1cm" svg:x="7.841cm" svg:y="13.108cm">
          <text:p/>
        </draw:circle>
        <draw:line draw:style-name="gr457" draw:text-style-name="P15" draw:layer="layout" svg:x1="7.951cm" svg:y1="13.158cm" svg:x2="8.214cm" svg:y2="13.163cm">
          <text:p/>
        </draw:line>
        <draw:circle draw:style-name="gr458" draw:text-style-name="P15" draw:layer="layout" svg:width="0.1cm" svg:height="0.1cm" svg:x="8.232cm" svg:y="13.108cm">
          <text:p/>
        </draw:circle>
        <draw:line draw:style-name="gr459" draw:text-style-name="P15" draw:layer="layout" svg:x1="8.334cm" svg:y1="13.157cm" svg:x2="8.653cm" svg:y2="13.156cm">
          <text:p/>
        </draw:line>
        <draw:circle draw:style-name="gr460" draw:text-style-name="P15" draw:layer="layout" svg:width="0.1cm" svg:height="0.1cm" svg:x="8.671cm" svg:y="13.108cm">
          <text:p/>
        </draw:circle>
        <draw:line draw:style-name="gr461" draw:text-style-name="P15" draw:layer="layout" svg:x1="8.781cm" svg:y1="13.158cm" svg:x2="9.044cm" svg:y2="13.163cm">
          <text:p/>
        </draw:line>
        <draw:circle draw:style-name="gr462" draw:text-style-name="P15" draw:layer="layout" svg:width="0.1cm" svg:height="0.1cm" svg:x="9.062cm" svg:y="13.108cm">
          <text:p/>
        </draw:circle>
        <draw:line draw:style-name="gr463" draw:text-style-name="P15" draw:layer="layout" svg:x1="9.182cm" svg:y1="13.159cm" svg:x2="9.397cm" svg:y2="13.163cm">
          <text:p/>
        </draw:line>
        <draw:line draw:style-name="gr464" draw:text-style-name="P15" draw:layer="layout" svg:x1="9.836cm" svg:y1="12.788cm" svg:x2="9.498cm" svg:y2="12.789cm">
          <text:p/>
        </draw:line>
        <draw:circle draw:style-name="gr465" draw:text-style-name="P15" draw:layer="layout" svg:width="0.1cm" svg:height="0.1cm" svg:x="7.442cm" svg:y="13.108cm">
          <text:p/>
        </draw:circle>
        <draw:line draw:style-name="gr466" draw:text-style-name="P15" draw:layer="layout" svg:x1="7.552cm" svg:y1="13.158cm" svg:x2="7.815cm" svg:y2="13.163cm">
          <text:p/>
        </draw:line>
        <draw:circle draw:style-name="gr467" draw:text-style-name="P15" draw:layer="layout" svg:width="0.1cm" svg:height="0.1cm" svg:x="7.043cm" svg:y="13.108cm">
          <text:p/>
        </draw:circle>
        <draw:line draw:style-name="gr468" draw:text-style-name="P15" draw:layer="layout" svg:x1="7.153cm" svg:y1="13.158cm" svg:x2="7.416cm" svg:y2="13.163cm">
          <text:p/>
        </draw:line>
        <draw:circle draw:style-name="gr469" draw:text-style-name="P15" draw:layer="layout" svg:width="0.1cm" svg:height="0.1cm" svg:x="6.644cm" svg:y="13.108cm">
          <text:p/>
        </draw:circle>
        <draw:line draw:style-name="gr470" draw:text-style-name="P15" draw:layer="layout" svg:x1="6.754cm" svg:y1="13.158cm" svg:x2="7.017cm" svg:y2="13.163cm">
          <text:p/>
        </draw:line>
        <draw:circle draw:style-name="gr471" draw:text-style-name="P15" draw:layer="layout" svg:width="0.1cm" svg:height="0.1cm" svg:x="6.245cm" svg:y="13.108cm">
          <text:p/>
        </draw:circle>
        <draw:line draw:style-name="gr472" draw:text-style-name="P15" draw:layer="layout" svg:x1="6.355cm" svg:y1="13.158cm" svg:x2="6.618cm" svg:y2="13.163cm">
          <text:p/>
        </draw:line>
        <draw:circle draw:style-name="gr473" draw:text-style-name="P15" draw:layer="layout" svg:width="0.1cm" svg:height="0.1cm" svg:x="5.846cm" svg:y="13.108cm">
          <text:p/>
        </draw:circle>
        <draw:line draw:style-name="gr474" draw:text-style-name="P15" draw:layer="layout" svg:x1="5.956cm" svg:y1="13.158cm" svg:x2="6.219cm" svg:y2="13.163cm">
          <text:p/>
        </draw:line>
        <draw:circle draw:style-name="gr475" draw:text-style-name="P15" draw:layer="layout" svg:width="0.1cm" svg:height="0.1cm" svg:x="5.447cm" svg:y="13.108cm">
          <text:p/>
        </draw:circle>
        <draw:line draw:style-name="gr476" draw:text-style-name="P15" draw:layer="layout" svg:x1="5.557cm" svg:y1="13.158cm" svg:x2="5.82cm" svg:y2="13.163cm">
          <text:p/>
        </draw:line>
        <draw:circle draw:style-name="gr477" draw:text-style-name="P15" draw:layer="layout" svg:width="0.1cm" svg:height="0.1cm" svg:x="5.048cm" svg:y="13.108cm">
          <text:p/>
        </draw:circle>
        <draw:line draw:style-name="gr478" draw:text-style-name="P15" draw:layer="layout" svg:x1="5.158cm" svg:y1="13.158cm" svg:x2="5.421cm" svg:y2="13.163cm">
          <text:p/>
        </draw:line>
        <draw:line draw:style-name="gr479" draw:text-style-name="P15" draw:layer="layout" svg:x1="4.735cm" svg:y1="12.035cm" svg:x2="4.737cm" svg:y2="12.381cm">
          <text:p/>
        </draw:line>
        <draw:circle draw:style-name="gr480" draw:text-style-name="P15" draw:layer="layout" svg:width="0.1cm" svg:height="0.1cm" draw:transform="rotate (-1.5707963267949) translate (4.782cm 12.385cm)">
          <text:p/>
        </draw:circle>
        <draw:line draw:style-name="gr481" draw:text-style-name="P15" draw:layer="layout" svg:x1="4.731cm" svg:y1="12.481cm" svg:x2="4.731cm" svg:y2="12.681cm">
          <text:p/>
        </draw:line>
        <draw:circle draw:style-name="gr482" draw:text-style-name="P15" draw:layer="layout" svg:width="0.1cm" svg:height="0.1cm" draw:transform="rotate (-1.5707963267949) translate (4.782cm 12.685cm)">
          <text:p/>
        </draw:circle>
        <draw:line draw:style-name="gr483" draw:text-style-name="P15" draw:layer="layout" svg:x1="4.731cm" svg:y1="12.781cm" svg:x2="4.731cm" svg:y2="13.105cm">
          <text:p/>
        </draw:line>
        <draw:circle draw:style-name="gr484" draw:text-style-name="P15" draw:layer="layout" svg:width="0.1cm" svg:height="0.1cm" draw:transform="rotate (-1.5707963267949) translate (4.782cm 13.105cm)">
          <text:p/>
        </draw:circle>
        <draw:line draw:style-name="gr485" draw:text-style-name="P15" draw:layer="layout" svg:x1="4.759cm" svg:y1="13.159cm" svg:x2="5.022cm" svg:y2="13.164cm">
          <text:p/>
        </draw:line>
        <draw:circle draw:style-name="gr486" draw:text-style-name="P15" draw:layer="layout" svg:width="0.1cm" svg:height="0.1cm" draw:transform="rotate (-3.14159265358979) translate (9.498cm 12.84cm)">
          <text:p/>
        </draw:circle>
        <draw:circle draw:style-name="gr487" draw:text-style-name="P15" draw:layer="layout" svg:width="0.1cm" svg:height="0.1cm" svg:x="9.063cm" svg:y="12.744cm">
          <text:p/>
        </draw:circle>
        <draw:line draw:style-name="gr488" draw:text-style-name="P15" draw:layer="layout" svg:x1="9.183cm" svg:y1="12.795cm" svg:x2="9.398cm" svg:y2="12.799cm">
          <text:p/>
        </draw:line>
        <draw:circle draw:style-name="gr489" draw:text-style-name="P15" draw:layer="layout" svg:width="0.1cm" svg:height="0.1cm" svg:x="7.77cm" svg:y="10.308cm">
          <text:p/>
        </draw:circle>
        <draw:line draw:style-name="gr490" draw:text-style-name="P15" draw:layer="layout" svg:x1="7.88cm" svg:y1="10.358cm" svg:x2="8.143cm" svg:y2="10.363cm">
          <text:p/>
        </draw:line>
        <draw:circle draw:style-name="gr491" draw:text-style-name="P15" draw:layer="layout" svg:width="0.1cm" svg:height="0.1cm" svg:x="8.171cm" svg:y="10.308cm">
          <text:p/>
        </draw:circle>
        <draw:line draw:style-name="gr492" draw:text-style-name="P15" draw:layer="layout" svg:x1="8.281cm" svg:y1="10.358cm" svg:x2="8.544cm" svg:y2="10.363cm">
          <text:p/>
        </draw:line>
        <draw:circle draw:style-name="gr493" draw:text-style-name="P15" draw:layer="layout" svg:width="0.1cm" svg:height="0.1cm" svg:x="8.572cm" svg:y="10.308cm">
          <text:p/>
        </draw:circle>
        <draw:circle draw:style-name="gr494" draw:text-style-name="P15" draw:layer="layout" svg:width="0.1cm" svg:height="0.1cm" draw:transform="rotate (-1.5707963267949) translate (9.159cm 12.106cm)">
          <text:p/>
        </draw:circle>
        <draw:line draw:style-name="gr495" draw:text-style-name="P15" draw:layer="layout" svg:x1="9.108cm" svg:y1="11.921cm" svg:x2="9.108cm" svg:y2="12.121cm">
          <text:p/>
        </draw:line>
        <draw:circle draw:style-name="gr496" draw:text-style-name="P15" draw:layer="layout" svg:width="0.1cm" svg:height="0.1cm" draw:transform="rotate (-1.5707963267949) translate (9.159cm 11.807cm)">
          <text:p/>
        </draw:circle>
        <draw:line draw:style-name="gr497" draw:text-style-name="P15" draw:layer="layout" svg:x1="9.108cm" svg:y1="11.622cm" svg:x2="9.108cm" svg:y2="11.822cm">
          <text:p/>
        </draw:line>
        <draw:circle draw:style-name="gr498" draw:text-style-name="P15" draw:layer="layout" svg:width="0.1cm" svg:height="0.1cm" draw:transform="rotate (-1.5707963267949) translate (9.159cm 11.508cm)">
          <text:p/>
        </draw:circle>
        <draw:line draw:style-name="gr499" draw:text-style-name="P15" draw:layer="layout" svg:x1="9.108cm" svg:y1="11.323cm" svg:x2="9.108cm" svg:y2="11.523cm">
          <text:p/>
        </draw:line>
        <draw:circle draw:style-name="gr500" draw:text-style-name="P15" draw:layer="layout" svg:width="0.1cm" svg:height="0.1cm" draw:transform="rotate (-1.5707963267949) translate (9.159cm 11.209cm)">
          <text:p/>
        </draw:circle>
        <draw:line draw:style-name="gr501" draw:text-style-name="P15" draw:layer="layout" svg:x1="9.108cm" svg:y1="11.024cm" svg:x2="9.108cm" svg:y2="11.224cm">
          <text:p/>
        </draw:line>
        <draw:circle draw:style-name="gr502" draw:text-style-name="P15" draw:layer="layout" svg:width="0.1cm" svg:height="0.1cm" draw:transform="rotate (-1.5707963267949) translate (9.159cm 10.91cm)">
          <text:p/>
        </draw:circle>
        <draw:line draw:style-name="gr503" draw:text-style-name="P15" draw:layer="layout" svg:x1="9.108cm" svg:y1="10.725cm" svg:x2="9.108cm" svg:y2="10.925cm">
          <text:p/>
        </draw:line>
        <draw:circle draw:style-name="gr504" draw:text-style-name="P15" draw:layer="layout" svg:width="0.1cm" svg:height="0.1cm" draw:transform="rotate (-1.5707963267949) translate (9.159cm 10.611cm)">
          <text:p/>
        </draw:circle>
        <draw:line draw:style-name="gr505" draw:text-style-name="P15" draw:layer="layout" svg:x1="9.108cm" svg:y1="10.426cm" svg:x2="9.108cm" svg:y2="10.626cm">
          <text:p/>
        </draw:line>
        <draw:circle draw:style-name="gr506" draw:text-style-name="P15" draw:layer="layout" svg:width="0.1cm" svg:height="0.1cm" draw:transform="rotate (-1.5707963267949) translate (9.159cm 10.312cm)">
          <text:p/>
        </draw:circle>
        <draw:line draw:style-name="gr507" draw:text-style-name="P15" draw:layer="layout" svg:x1="9.108cm" svg:y1="12.529cm" svg:x2="9.108cm" svg:y2="12.729cm">
          <text:p/>
        </draw:line>
        <draw:line draw:style-name="gr508" draw:text-style-name="P15" draw:layer="layout" svg:x1="9.108cm" svg:y1="12.229cm" svg:x2="9.108cm" svg:y2="12.429cm">
          <text:p/>
        </draw:line>
        <draw:circle draw:style-name="gr509" draw:text-style-name="P15" draw:layer="layout" svg:width="0.1cm" svg:height="0.1cm" draw:transform="rotate (-1.5707963267949) translate (9.159cm 12.406cm)">
          <text:p/>
        </draw:circle>
        <draw:frame draw:style-name="gr230" draw:text-style-name="P24" draw:layer="layout" svg:width="5.2cm" svg:height="1cm" svg:x="9.355cm" svg:y="4.235cm">
          <draw:text-box>
            <text:p text:style-name="P7"><text:span text:style-name="T16">удаленные беспроводные</text:span><text:span text:style-name="T16"><text:line-break/></text:span><text:span text:style-name="T16">станции</text:span></text:p>
          </draw:text-box>
        </draw:frame>
        <draw:frame draw:style-name="gr299" draw:text-style-name="P24" draw:layer="layout" svg:width="4cm" svg:height="1.039cm" svg:x="14.782cm" svg:y="6.198cm">
          <draw:text-box>
            <text:p text:style-name="P7"><text:span text:style-name="T16">WiFi</text:span><text:span text:style-name="T16"><text:line-break/></text:span><text:span text:style-name="T16"> точка доступа</text:span></text:p>
          </draw:text-box>
        </draw:frame>
        <draw:circle draw:style-name="gr510" draw:text-style-name="P15" draw:layer="layout" svg:width="0.1cm" svg:height="0.1cm" draw:transform="rotate (-3.14159265358979) translate (9.386cm 7.007cm)">
          <text:p/>
        </draw:circle>
        <draw:line draw:style-name="gr511" draw:text-style-name="P15" draw:layer="layout" svg:x1="9.849cm" svg:y1="6.966cm" svg:x2="9.386cm" svg:y2="6.968cm">
          <text:p/>
        </draw:line>
        <draw:circle draw:style-name="gr512" draw:text-style-name="P15" draw:layer="layout" svg:width="0.1cm" svg:height="0.1cm" svg:x="8.56cm" svg:y="6.902cm">
          <text:p/>
        </draw:circle>
        <draw:line draw:style-name="gr513" draw:text-style-name="P15" draw:layer="layout" svg:x1="8.67cm" svg:y1="6.952cm" svg:x2="8.933cm" svg:y2="6.957cm">
          <text:p/>
        </draw:line>
        <draw:circle draw:style-name="gr514" draw:text-style-name="P15" draw:layer="layout" svg:width="0.1cm" svg:height="0.1cm" svg:x="8.951cm" svg:y="6.902cm">
          <text:p/>
        </draw:circle>
        <draw:line draw:style-name="gr515" draw:text-style-name="P15" draw:layer="layout" svg:x1="9.071cm" svg:y1="6.962cm" svg:x2="9.286cm" svg:y2="6.966cm">
          <text:p/>
        </draw:line>
        <draw:line draw:style-name="gr516" draw:text-style-name="P15" draw:layer="layout" svg:x1="7.758cm" svg:y1="6.961cm" svg:x2="7.403cm" svg:y2="6.962cm">
          <text:p/>
        </draw:line>
        <draw:line draw:style-name="gr517" draw:text-style-name="P15" draw:layer="layout" svg:x1="7.805cm" svg:y1="4.74cm" svg:x2="7.416cm" svg:y2="4.741cm">
          <text:p/>
        </draw:line>
        <draw:circle draw:style-name="gr518" draw:text-style-name="P15" draw:layer="layout" svg:width="0.1cm" svg:height="0.1cm" svg:x="7.771cm" svg:y="6.908cm">
          <text:p/>
        </draw:circle>
        <draw:line draw:style-name="gr519" draw:text-style-name="P15" draw:layer="layout" svg:x1="7.881cm" svg:y1="6.958cm" svg:x2="8.144cm" svg:y2="6.963cm">
          <text:p/>
        </draw:line>
        <draw:circle draw:style-name="gr520" draw:text-style-name="P15" draw:layer="layout" svg:width="0.1cm" svg:height="0.1cm" svg:x="8.163cm" svg:y="6.908cm">
          <text:p/>
        </draw:circle>
        <draw:line draw:style-name="gr521" draw:text-style-name="P15" draw:layer="layout" svg:x1="8.282cm" svg:y1="6.958cm" svg:x2="8.545cm" svg:y2="6.963cm">
          <text:p/>
        </draw:line>
        <draw:circle draw:style-name="gr522" draw:text-style-name="P15" draw:layer="layout" svg:width="0.1cm" svg:height="0.1cm" draw:transform="rotate (-3.14159265358979) translate (9.374cm 6.528cm)">
          <text:p/>
        </draw:circle>
        <draw:line draw:style-name="gr523" draw:text-style-name="P15" draw:layer="layout" svg:x1="9.837cm" svg:y1="6.487cm" svg:x2="9.374cm" svg:y2="6.489cm">
          <text:p/>
        </draw:line>
        <draw:circle draw:style-name="gr524" draw:text-style-name="P15" draw:layer="layout" svg:width="0.1cm" svg:height="0.1cm" svg:x="8.548cm" svg:y="6.423cm">
          <text:p/>
        </draw:circle>
        <draw:line draw:style-name="gr525" draw:text-style-name="P15" draw:layer="layout" svg:x1="8.658cm" svg:y1="6.473cm" svg:x2="8.921cm" svg:y2="6.478cm">
          <text:p/>
        </draw:line>
        <draw:circle draw:style-name="gr526" draw:text-style-name="P15" draw:layer="layout" svg:width="0.1cm" svg:height="0.1cm" svg:x="8.939cm" svg:y="6.423cm">
          <text:p/>
        </draw:circle>
        <draw:line draw:style-name="gr527" draw:text-style-name="P15" draw:layer="layout" svg:x1="9.059cm" svg:y1="6.483cm" svg:x2="9.274cm" svg:y2="6.487cm">
          <text:p/>
        </draw:line>
        <draw:circle draw:style-name="gr528" draw:text-style-name="P15" draw:layer="layout" svg:width="0.1cm" svg:height="0.1cm" svg:x="7.759cm" svg:y="6.429cm">
          <text:p/>
        </draw:circle>
        <draw:line draw:style-name="gr529" draw:text-style-name="P15" draw:layer="layout" svg:x1="7.869cm" svg:y1="6.479cm" svg:x2="8.132cm" svg:y2="6.484cm">
          <text:p/>
        </draw:line>
        <draw:circle draw:style-name="gr530" draw:text-style-name="P15" draw:layer="layout" svg:width="0.1cm" svg:height="0.1cm" svg:x="8.151cm" svg:y="6.429cm">
          <text:p/>
        </draw:circle>
        <draw:line draw:style-name="gr531" draw:text-style-name="P15" draw:layer="layout" svg:x1="8.27cm" svg:y1="6.479cm" svg:x2="8.533cm" svg:y2="6.484cm">
          <text:p/>
        </draw:line>
        <draw:circle draw:style-name="gr532" draw:text-style-name="P15" draw:layer="layout" svg:width="0.1cm" svg:height="0.1cm" draw:transform="rotate (-1.5707963267949) translate (7.856cm 5.792cm)">
          <text:p/>
        </draw:circle>
        <draw:line draw:style-name="gr533" draw:text-style-name="P15" draw:layer="layout" svg:x1="7.805cm" svg:y1="5.607cm" svg:x2="7.805cm" svg:y2="5.807cm">
          <text:p/>
        </draw:line>
        <draw:circle draw:style-name="gr534" draw:text-style-name="P15" draw:layer="layout" svg:width="0.1cm" svg:height="0.1cm" draw:transform="rotate (-1.5707963267949) translate (7.856cm 5.493cm)">
          <text:p/>
        </draw:circle>
        <draw:line draw:style-name="gr535" draw:text-style-name="P15" draw:layer="layout" svg:x1="7.805cm" svg:y1="5.308cm" svg:x2="7.805cm" svg:y2="5.508cm">
          <text:p/>
        </draw:line>
        <draw:circle draw:style-name="gr536" draw:text-style-name="P15" draw:layer="layout" svg:width="0.1cm" svg:height="0.1cm" draw:transform="rotate (-1.5707963267949) translate (7.856cm 5.194cm)">
          <text:p/>
        </draw:circle>
        <draw:line draw:style-name="gr537" draw:text-style-name="P15" draw:layer="layout" svg:x1="7.805cm" svg:y1="5.009cm" svg:x2="7.805cm" svg:y2="5.209cm">
          <text:p/>
        </draw:line>
        <draw:circle draw:style-name="gr538" draw:text-style-name="P15" draw:layer="layout" svg:width="0.1cm" svg:height="0.1cm" draw:transform="rotate (-1.5707963267949) translate (7.856cm 4.895cm)">
          <text:p/>
        </draw:circle>
        <draw:line draw:style-name="gr539" draw:text-style-name="P15" draw:layer="layout" svg:x1="7.805cm" svg:y1="4.71cm" svg:x2="7.805cm" svg:y2="4.91cm">
          <text:p/>
        </draw:line>
        <draw:line draw:style-name="gr540" draw:text-style-name="P15" draw:layer="layout" svg:x1="7.805cm" svg:y1="6.215cm" svg:x2="7.805cm" svg:y2="6.415cm">
          <text:p/>
        </draw:line>
        <draw:line draw:style-name="gr541" draw:text-style-name="P15" draw:layer="layout" svg:x1="7.805cm" svg:y1="5.915cm" svg:x2="7.805cm" svg:y2="6.115cm">
          <text:p/>
        </draw:line>
        <draw:circle draw:style-name="gr542" draw:text-style-name="P15" draw:layer="layout" svg:width="0.1cm" svg:height="0.1cm" draw:transform="rotate (-1.5707963267949) translate (7.856cm 6.092cm)">
          <text:p/>
        </draw:circle>
        <draw:line draw:style-name="gr543" draw:text-style-name="P15" draw:layer="layout" svg:x1="14.307cm" svg:y1="6.683cm" svg:x2="13.89cm" svg:y2="6.685cm">
          <text:p/>
        </draw:line>
        <draw:circle draw:style-name="gr544" draw:text-style-name="P15" draw:layer="layout" svg:width="0.1cm" svg:height="0.1cm" draw:transform="rotate (-3.14159265358979) translate (14.421cm 6.728cm)">
          <text:p/>
        </draw:circle>
        <draw:line draw:style-name="gr545" draw:text-style-name="P15" draw:layer="layout" svg:x1="14.76cm" svg:y1="6.678cm" svg:x2="14.414cm" svg:y2="6.68cm">
          <text:p/>
        </draw:line>
        <draw:frame draw:style-name="gr230" draw:text-style-name="P24" draw:layer="layout" svg:width="5.2cm" svg:height="0.623cm" svg:x="2.155cm" svg:y="9.114cm">
          <draw:text-box>
            <text:p text:style-name="P7"><text:span text:style-name="T16">инженерная станция</text:span></text:p>
          </draw:text-box>
        </draw:frame>
        <draw:line draw:style-name="gr546" draw:text-style-name="P15" draw:layer="layout" svg:x1="9.108cm" svg:y1="10.126cm" svg:x2="9.108cm" svg:y2="10.326cm">
          <text:p/>
        </draw:line>
        <draw:circle draw:style-name="gr547" draw:text-style-name="P15" draw:layer="layout" svg:width="0.1cm" svg:height="0.1cm" draw:transform="rotate (-1.5707963267949) translate (9.159cm 10.012cm)">
          <text:p/>
        </draw:circle>
        <draw:line draw:style-name="gr548" draw:text-style-name="P15" draw:layer="layout" svg:x1="9.108cm" svg:y1="9.826cm" svg:x2="9.108cm" svg:y2="10.026cm">
          <text:p/>
        </draw:line>
        <draw:circle draw:style-name="gr549" draw:text-style-name="P15" draw:layer="layout" svg:width="0.1cm" svg:height="0.1cm" draw:transform="rotate (-1.5707963267949) translate (9.159cm 9.712cm)">
          <text:p/>
        </draw:circle>
        <draw:line draw:style-name="gr550" draw:text-style-name="P15" draw:layer="layout" svg:x1="9.108cm" svg:y1="9.526cm" svg:x2="9.108cm" svg:y2="9.726cm">
          <text:p/>
        </draw:line>
        <draw:circle draw:style-name="gr551" draw:text-style-name="P15" draw:layer="layout" svg:width="0.1cm" svg:height="0.1cm" draw:transform="rotate (-1.5707963267949) translate (9.159cm 9.412cm)">
          <text:p/>
        </draw:circle>
        <draw:line draw:style-name="gr552" draw:text-style-name="P15" draw:layer="layout" svg:x1="7.757cm" svg:y1="9.463cm" svg:x2="7.402cm" svg:y2="9.464cm">
          <text:p/>
        </draw:line>
        <draw:circle draw:style-name="gr553" draw:text-style-name="P15" draw:layer="layout" svg:width="0.1cm" svg:height="0.1cm" svg:x="7.782cm" svg:y="9.411cm">
          <text:p/>
        </draw:circle>
        <draw:line draw:style-name="gr554" draw:text-style-name="P15" draw:layer="layout" svg:x1="7.892cm" svg:y1="9.461cm" svg:x2="8.155cm" svg:y2="9.466cm">
          <text:p/>
        </draw:line>
        <draw:circle draw:style-name="gr555" draw:text-style-name="P15" draw:layer="layout" svg:width="0.1cm" svg:height="0.1cm" svg:x="8.183cm" svg:y="9.411cm">
          <text:p/>
        </draw:circle>
        <draw:line draw:style-name="gr556" draw:text-style-name="P15" draw:layer="layout" svg:x1="8.293cm" svg:y1="9.461cm" svg:x2="8.556cm" svg:y2="9.466cm">
          <text:p/>
        </draw:line>
        <draw:circle draw:style-name="gr557" draw:text-style-name="P15" draw:layer="layout" svg:width="0.1cm" svg:height="0.1cm" svg:x="8.584cm" svg:y="9.411cm">
          <text:p/>
        </draw:circle>
        <draw:line draw:style-name="gr558" draw:text-style-name="P15" draw:layer="layout" svg:x1="8.705cm" svg:y1="9.462cm" svg:x2="9.059cm" svg:y2="9.468cm">
          <text:p/>
        </draw:line>
        <draw:circle draw:style-name="gr559" draw:text-style-name="P15" draw:layer="layout" svg:width="0.1cm" svg:height="0.1cm" svg:x="8.572cm" svg:y="11.508cm">
          <text:p/>
        </draw:circle>
        <draw:line draw:style-name="gr560" draw:text-style-name="P15" draw:layer="layout" svg:x1="7.77cm" svg:y1="11.567cm" svg:x2="7.415cm" svg:y2="11.568cm">
          <text:p/>
        </draw:line>
        <draw:circle draw:style-name="gr561" draw:text-style-name="P15" draw:layer="layout" svg:width="0.1cm" svg:height="0.1cm" svg:x="7.783cm" svg:y="11.514cm">
          <text:p/>
        </draw:circle>
        <draw:line draw:style-name="gr562" draw:text-style-name="P15" draw:layer="layout" svg:x1="7.893cm" svg:y1="11.564cm" svg:x2="8.156cm" svg:y2="11.569cm">
          <text:p/>
        </draw:line>
        <draw:circle draw:style-name="gr563" draw:text-style-name="P15" draw:layer="layout" svg:width="0.1cm" svg:height="0.1cm" svg:x="8.175cm" svg:y="11.514cm">
          <text:p/>
        </draw:circle>
        <draw:line draw:style-name="gr564" draw:text-style-name="P15" draw:layer="layout" svg:x1="8.294cm" svg:y1="11.564cm" svg:x2="8.557cm" svg:y2="11.569cm">
          <text:p/>
        </draw:line>
        <draw:line draw:style-name="gr565" draw:text-style-name="P15" draw:layer="layout" svg:x1="8.63cm" svg:y1="10.426cm" svg:x2="8.63cm" svg:y2="10.626cm">
          <text:p/>
        </draw:line>
        <draw:circle draw:style-name="gr566" draw:text-style-name="P15" draw:layer="layout" svg:width="0.1cm" svg:height="0.1cm" svg:x="8.572cm" svg:y="10.608cm">
          <text:p/>
        </draw:circle>
        <draw:line draw:style-name="gr567" draw:text-style-name="P15" draw:layer="layout" svg:x1="8.63cm" svg:y1="10.726cm" svg:x2="8.63cm" svg:y2="10.926cm">
          <text:p/>
        </draw:line>
        <draw:circle draw:style-name="gr568" draw:text-style-name="P15" draw:layer="layout" svg:width="0.1cm" svg:height="0.1cm" svg:x="8.572cm" svg:y="10.908cm">
          <text:p/>
        </draw:circle>
        <draw:line draw:style-name="gr569" draw:text-style-name="P15" draw:layer="layout" svg:x1="8.63cm" svg:y1="11.026cm" svg:x2="8.63cm" svg:y2="11.226cm">
          <text:p/>
        </draw:line>
        <draw:circle draw:style-name="gr570" draw:text-style-name="P15" draw:layer="layout" svg:width="0.1cm" svg:height="0.1cm" svg:x="8.572cm" svg:y="11.208cm">
          <text:p/>
        </draw:circle>
        <draw:line draw:style-name="gr571" draw:text-style-name="P15" draw:layer="layout" svg:x1="8.63cm" svg:y1="11.326cm" svg:x2="8.63cm" svg:y2="11.526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2" draw:text-style-name="P28" draw:layer="layout" svg:width="19cm" svg:height="25.321cm" svg:x="1cm" svg:y="3.05cm">
          <draw:text-box>
            <text:p text:style-name="P20"><text:span text:style-name="T25">Архитектура Распределенной системы управления (РСУ) предлагает лучшие возможности как Локальной, так и Централизованной системы управления и может отличаться в зависимости от требований.</text:span></text:p>
            <text:p text:style-name="P20"><text:span text:style-name="T6"/></text:p>
            <text:p text:style-name="P20"><text:span text:style-name="T26">Объект управления</text:span><text:span text:style-name="T25"> (с собственной системой управления, ПЛК)</text:span></text:p>
            <text:list text:style-name="L3">
              <text:list-item>
                <text:p text:style-name="P26"><text:span text:style-name="T25">режимы работы:</text:span></text:p>
                <text:list>
                  <text:list-item>
                    <text:p text:style-name="P26"><text:span text:style-name="T25">ручной (местный):</text:span></text:p>
                    <text:p text:style-name="P26"><text:span text:style-name="T25">- управление механизмами напрямую с местного интерфейса оператора</text:span></text:p>
                    <text:p text:style-name="P26"><text:span text:style-name="T25"><text:s text:c="2"/></text:span><text:span text:style-name="T27">(примитивные действия: включить / выключить механизм)</text:span><text:span text:style-name="T25">,</text:span></text:p>
                    <text:p text:style-name="P26"><text:span text:style-name="T25">- ПЛК может работать как коммуникатор между интерфейсом и механизмами,</text:span></text:p>
                    <text:p text:style-name="P26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26"><text:span text:style-name="T25">автомат (местный):</text:span></text:p>
                    <text:p text:style-name="P26"><text:span text:style-name="T25">- автоматическое управление осуществляется средствами местного ПЛК</text:span></text:p>
                    <text:p text:style-name="P26"><text:span text:style-name="T25"><text:s text:c="2"/></text:span><text:span text:style-name="T27">(по запрограммированному алгоритму)</text:span><text:span text:style-name="T25">,</text:span></text:p>
                    <text:p text:style-name="P26"><text:span text:style-name="T25">- запуск / останов управления с местного интерфейса оператора,</text:span></text:p>
                    <text:p text:style-name="P26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26"><text:span text:style-name="T25">дистанционный (удаленный):</text:span></text:p>
                    <text:p text:style-name="P26"><text:span text:style-name="T25">- запуск / останов автоматичекского управления с удаленной станции оператора</text:span></text:p>
                    <text:p text:style-name="P26"><text:span text:style-name="T25"><text:s text:c="2"/></text:span><text:span text:style-name="T27">(через Центральный ПЛК &lt;-&gt; SCADA или непосредственно через SCADA)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11">Объект управления</text:span><text:span text:style-name="T6"> (без собственной системы управления)</text:span></text:p>
            <text:list text:continue-numbering="true" text:style-name="L3">
              <text:list-item>
                <text:p text:style-name="P26"><text:span text:style-name="T6">датчики и исполнительные механизмы подключаются к Станции удаленного В/В;</text:span></text:p>
              </text:list-item>
              <text:list-item>
                <text:p text:style-name="P26"><text:span text:style-name="T6">управление осуществляется средствами Центрального ПЛК;</text:span></text:p>
              </text:list-item>
              <text:list-item>
                <text:p text:style-name="P26"><text:span text:style-name="T6">весь интерфейс с удаленной станции оператора (через SCADA).</text:span></text:p>
              </text:list-item>
            </text:list>
            <text:p text:style-name="P26"><text:span text:style-name="T6"/></text:p>
            <text:p text:style-name="P26"><text:span text:style-name="T11">Станция удаленного В/В</text:span></text:p>
            <text:list text:continue-numbering="true"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6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28">получение данных с датчиков </text:span><text:span text:style-name="T6">(ввод, опрос),</text:span></text:p>
                  </text:list-item>
                  <text:list-item>
                    <text:p text:style-name="P26"><text:span text:style-name="T6">передача данных на исполнительные механизмы (вывод),</text:span></text:p>
                  </text:list-item>
                  <text:list-item>
                    <text:p text:style-name="P26"><text:span text:style-name="T6">обмен данными с системой управления;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</text:span><text:span text:style-name="T29">(Центральный ПЛК)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6"/></text:p>
            <text:p text:style-name="P26"><text:span text:style-name="T11">Центральный ПЛК</text:span></text:p>
            <text:list text:continue-numbering="true"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обмен данными со станциями В/В;</text:span></text:p>
                  </text:list-item>
                  <text:list-item>
                    <text:p text:style-name="P26"><text:span text:style-name="T6">обработка данных и формирование управляющих воздействий</text:span></text:p>
                    <text:p text:style-name="P26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26"><text:span text:style-name="T6">обмен данными со SCADA (или со станцией оператора).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(станции В/В, SCADA)</text:span><text:span text:style-name="T29">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6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 (3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3" draw:text-style-name="P28" draw:layer="layout" svg:width="19cm" svg:height="25.321cm" svg:x="1cm" svg:y="3.05cm">
          <draw:text-box>
            <text:p text:style-name="P20"><text:span text:style-name="T6">Центральный ПЛК может отсутствовать (его роль может выполнять SCADA).</text:span></text:p>
            <text:p text:style-name="P20"><text:span text:style-name="T6"/></text:p>
            <text:p text:style-name="P20"><text:span text:style-name="T11">Сервер SCADA</text:span><text:span text:style-name="T6"> (система диспетчеризации / мониторинга, сервер)</text:span></text:p>
            <text:list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обмен данными с устройствами системы управления</text:span></text:p>
                    <text:p text:style-name="P26"><text:span text:style-name="T30">(ПЛК, станции В/В, станция оператора и инженера, прочие системы)</text:span><text:span text:style-name="T6">;</text:span></text:p>
                  </text:list-item>
                  <text:list-item>
                    <text:p text:style-name="P26"><text:span text:style-name="T6">обработка данных и формирование управляющих воздействий</text:span></text:p>
                    <text:p text:style-name="P26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26"><text:span text:style-name="T6">представление данных:</text:span></text:p>
                    <text:p text:style-name="P26"><text:span text:style-name="T6">- мнемосхемы технологических процессов,</text:span></text:p>
                    <text:p text:style-name="P26"><text:span text:style-name="T6">- таблицы,</text:span></text:p>
                    <text:p text:style-name="P26"><text:span text:style-name="T6">- сообщения, предупреждения, аварии,</text:span></text:p>
                    <text:p text:style-name="P26"><text:span text:style-name="T6">- звук;</text:span></text:p>
                  </text:list-item>
                  <text:list-item>
                    <text:p text:style-name="P26"><text:span text:style-name="T6">архивирование данных (и средства работы с архивами: например, просмотр);</text:span></text:p>
                  </text:list-item>
                </text:list>
              </text:list-item>
              <text:list-item>
                <text:p text:style-name="P26"><text:span text:style-name="T20">связь с системой управления (ПЛК, станции В/В, оператора, инженера и пр.)</text:span><text:span text:style-name="T29">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11">Удаленная станция оператора</text:span><text:span text:style-name="T6"> (ПК)</text:span></text:p>
            <text:list text:continue-numbering="true" text:style-name="L3">
              <text:list-item>
                <text:p text:style-name="P26"><text:span text:style-name="T29">место установки:</text:span></text:p>
                <text:list>
                  <text:list-item>
                    <text:p text:style-name="P26"><text:span text:style-name="T29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29">назначение:</text:span></text:p>
                <text:list>
                  <text:list-item>
                    <text:p text:style-name="P26"><text:span text:style-name="T29">обмен данными с сервером SCADA:</text:span></text:p>
                    <text:p text:style-name="P26"><text:span text:style-name="T29">- дистанционный мониторинг состояния технологических процессов,</text:span></text:p>
                    <text:p text:style-name="P26"><text:span text:style-name="T29">- дистанционная настройка и управление технологическими процессами.</text:span></text:p>
                  </text:list-item>
                </text:list>
              </text:list-item>
              <text:list-item>
                <text:p text:style-name="P26"><text:span text:style-name="T29">связь с системой управления (SCADA):</text:span></text:p>
                <text:list>
                  <text:list-item>
                    <text:p text:style-name="P26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20"><text:span text:style-name="T30"/></text:p>
            <text:p text:style-name="P20"><text:span text:style-name="T31">Инженерная станция</text:span><text:span text:style-name="T32"> (ПК)</text:span></text:p>
            <text:list text:continue-numbering="true" text:style-name="L3">
              <text:list-item>
                <text:p text:style-name="P26"><text:span text:style-name="T33">место установки:</text:span></text:p>
                <text:list>
                  <text:list-item>
                    <text:p text:style-name="P26"><text:span text:style-name="T33">операторская / диспетчерская;</text:span></text:p>
                  </text:list-item>
                </text:list>
              </text:list-item>
              <text:list-item>
                <text:p text:style-name="P26"><text:span text:style-name="T33">назначение:</text:span></text:p>
                <text:list>
                  <text:list-item>
                    <text:p text:style-name="P26"><text:span text:style-name="T33">дистанционное программирование ПЛК,</text:span></text:p>
                  </text:list-item>
                  <text:list-item>
                    <text:p text:style-name="P26"><text:span text:style-name="T33">дистанционная настройка станций В/В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6"><text:span text:style-name="T33">дистанционный мониторинг состояния оборудования системы управлени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33">дистанционное администрирование коммуникационного оборудования.и.</text:span></text:p>
                  </text:list-item>
                </text:list>
              </text:list-item>
              <text:list-item>
                <text:p text:style-name="P26"><text:span text:style-name="T33">связь с системой управления:</text:span></text:p>
                <text:list>
                  <text:list-item>
                    <text:p text:style-name="P26"><text:span text:style-name="T20">цифровой интерфейс </text:span><text:span text:style-name="T33">(технологическая, промышленная сеть).</text:span></text:p>
                  </text:list-item>
                </text:list>
              </text:list-item>
            </text:list>
            <text:p text:style-name="P26"><text:span text:style-name="T33"/></text:p>
            <text:p text:style-name="P26"><text:span text:style-name="T34">Сетевой коммутатор</text:span><text:span text:style-name="T33"> (тип L2, L3)</text:span></text:p>
            <text:list text:continue-numbering="true" text:style-name="L3">
              <text:list-item>
                <text:p text:style-name="P26"><text:span text:style-name="T33">место установки:</text:span></text:p>
                <text:list>
                  <text:list-item>
                    <text:p text:style-name="P26"><text:span text:style-name="T33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26"><text:span text:style-name="T33">назначение:</text:span></text:p>
                <text:list>
                  <text:list-item>
                    <text:p text:style-name="P26"><text:span text:style-name="T33">объединение в единую сеть устройств с цифровым интерфейсом типа ETHERNET.</text:span></text:p>
                  </text:list-item>
                </text:list>
              </text:list-item>
            </text:list>
            <text:p text:style-name="P26"><text:span text:style-name="T33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РАСПРЕДЕЛЕННАЯ СИСТЕМА УПРАВЛЕНИЯ (4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574" draw:text-style-name="P28" draw:layer="layout" svg:width="19cm" svg:height="25.321cm" svg:x="1cm" svg:y="3.05cm">
          <draw:text-box>
            <text:p text:style-name="P26"><text:span text:style-name="T11">Сетевой файрвол</text:span></text:p>
            <text:list text:style-name="L3">
              <text:list-item>
                <text:p text:style-name="P26"><text:span text:style-name="T6">место установки:</text:span></text:p>
                <text:list>
                  <text:list-item>
                    <text:p text:style-name="P26"><text:span text:style-name="T6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проброс пакетов данных между подсетями (в том числе Интернет),</text:span></text:p>
                  </text:list-item>
                  <text:list-item>
                    <text:p text:style-name="P26"><text:span text:style-name="T6">разрешение / блокирование некоторых пакетов данных (фильтрация),</text:span></text:p>
                  </text:list-item>
                  <text:list-item>
                    <text:p text:style-name="P26"><text:span text:style-name="T6">распределение нагрузки по сетевым интерфейсам.</text:span></text:p>
                  </text:list-item>
                </text:list>
              </text:list-item>
            </text:list>
            <text:p text:style-name="P20"><text:span text:style-name="T6"/></text:p>
            <text:p text:style-name="P26"><text:span text:style-name="T11">Управление предприятием</text:span></text:p>
            <text:list text:continue-numbering="true" text:style-name="L3">
              <text:list-item>
                <text:p text:style-name="P26"><text:span text:style-name="T6">место размещения:</text:span></text:p>
                <text:list>
                  <text:list-item>
                    <text:p text:style-name="P26"><text:span text:style-name="T6">административный офис (возможно удаленный).</text:span></text:p>
                  </text:list-item>
                </text:list>
              </text:list-item>
              <text:list-item>
                <text:p text:style-name="P26"><text:span text:style-name="T6">назначение:</text:span></text:p>
                <text:list>
                  <text:list-item>
                    <text:p text:style-name="P26"><text:span text:style-name="T6">дистанционный мониторинг за состоянием технологических процессов</text:span></text:p>
                    <text:p text:style-name="P26"><text:span text:style-name="T30">(основные, итоговые значения технических показателей);</text:span></text:p>
                  </text:list-item>
                  <text:list-item>
                    <text:p text:style-name="P26"><text:span text:style-name="T6">ERP — система управления ресурсами предприятия</text:span></text:p>
                    <text:p text:style-name="P26"><text:span text:style-name="T30">(трудовые, производственные, финансовые и прочие ресурсы, 1С ERP);</text:span></text:p>
                  </text:list-item>
                  <text:list-item>
                    <text:p text:style-name="P26"><text:span text:style-name="T6">MES — система сбора, обработки и аналитики данных</text:span></text:p>
                    <text:p text:style-name="P26"><text:span text:style-name="T30">(бизнес-аналитика, электронная отчетность и документооборот, Pentaho);</text:span></text:p>
                  </text:list-item>
                  <text:list-item>
                    <text:p text:style-name="P26"><text:span text:style-name="T6">BPMS — система автоматизации бизнес-процессов предприятия</text:span></text:p>
                    <text:p text:style-name="P26"><text:span text:style-name="T30">(Camunda, BizAgi, Elma, ProcessMaker)</text:span><text:span text:style-name="T6">.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35">Достоинства и недостатки архитектуры</text:span></text:p>
            <text:p text:style-name="P20"><text:span text:style-name="T6">+ Короткие сигнальные электрические линии.</text:span></text:p>
            <text:p text:style-name="P20"><text:span text:style-name="T6">+ Каждый Объект управления может функционировать самостоятельно</text:span></text:p>
            <text:p text:style-name="P20"><text:span text:style-name="T30"><text:s/></text:span><text:span text:style-name="T30">(например, выход из строя Центрального ПЛК, SCADA или какого-либо</text:span></text:p>
            <text:p text:style-name="P20"><text:span text:style-name="T30"><text:s/></text:span><text:span text:style-name="T30">Объекта управления — сильно не повлияет на работу остальных тех.процесса)</text:span><text:span text:style-name="T6">.</text:span></text:p>
            <text:p text:style-name="P20"><text:span text:style-name="T6">- Промышленная сеть может быть подвергнута компрометации извне - доступ посторонних лиц к информации (требуются специальные меры защиты, в том числе ограничение прав доступа к информации и ограниение действий Оператора).</text:span></text:p>
            <text:p text:style-name="P20"><text:span text:style-name="T6">- Если Центральный ПЛК снабжен функцией управления Локальными ПЛК, то сбой в его работе может повлиять на работу Локальных ПЛК.</text:span></text:p>
            <text:p text:style-name="P20"><text:span text:style-name="T6">- Размещение ПЛК в разных местах может привести к возникновению проблем с контуром заземления и скачкам напряжения.</text:span></text:p>
            <text:p text:style-name="P20"><text:span text:style-name="T6">! Избыточность архитектуры РСУ должна отражать избыточность, предусмотренную в механических и электрических системах объекта. Объекты, где предусмотрены резервные механические или электрические системы, должны быть снабжены выделенными ПЛК — чтобы отказ одного ПЛК не мог повлиять более чем на одну систему. Оборудование или системы, которые являются общими для нескольких подсистем или каналов должны быть снабжены резервными ПЛК.</text:span></text:p>
            <text:p text:style-name="P20"><text:span text:style-name="T6"/></text:p>
            <text:p text:style-name="P20"><text:span text:style-name="T6">РСУ применяются на крупных предприятиях с непрерывным технологическим процессом, где важны высокая надежность и безопасность.</text:span></text:p>
            <text:p text:style-name="P20"><text:span text:style-name="T6"/></text:p>
            <text:p text:style-name="P20"><text:span text:style-name="T6"/></text:p>
            <text:p text:style-name="P20"><text:span text:style-name="T6"/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  <draw:page draw:name="СПИСОК ИЗМЕНЕНИЙ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" draw:text-style-name="P29" draw:layer="layout" svg:width="19cm" svg:height="0.806cm" svg:x="1cm" svg:y="2cm">
          <draw:text-box>
            <text:p text:style-name="P4"><text:span text:style-name="T36">СПИСОК ИЗМЕНЕНИЙ</text:span></text:p>
          </draw:text-box>
        </draw:frame>
        <draw:frame draw:style-name="standard" draw:layer="layout" svg:width="18.001cm" svg:height="4.423cm" svg:x="1.498cm" svg:y="3.17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7"><text:span text:style-name="T1">Дата</text:span></text:p>
              </table:table-cell>
              <table:table-cell>
                <text:p text:style-name="P30"><text:span text:style-name="T1">Стр.</text:span></text:p>
              </table:table-cell>
              <table:table-cell table:style-name="ce3">
                <text:p text:style-name="P3"><text:span text:style-name="T1">Описание изменения</text:span></text:p>
              </table:table-cell>
            </table:table-row>
            <table:table-row table:style-name="ro2" table:default-cell-style-name="ce4">
              <table:table-cell>
                <text:p text:style-name="P30"><text:span text:style-name="T1">2023-10-31</text:span></text:p>
              </table:table-cell>
              <table:table-cell>
                <text:p text:style-name="P30"><text:span text:style-name="T1">все</text:span></text:p>
              </table:table-cell>
              <table:table-cell table:style-name="ce5">
                <text:p text:style-name="P31"><text:span text:style-name="T37">Обновлены схемы</text:span></text:p>
                <text:p text:style-name="P31"><text:span text:style-name="T37">Обновлено описание</text:span></text:p>
              </table:table-cell>
            </table:table-row>
            <table:table-row table:style-name="ro2" table:default-cell-style-name="ce4">
              <table:table-cell>
                <text:p text:style-name="P30"><text:span text:style-name="T1">2024-02-19</text:span></text:p>
              </table:table-cell>
              <table:table-cell>
                <text:p text:style-name="P30"><text:span text:style-name="T1">все</text:span></text:p>
              </table:table-cell>
              <table:table-cell table:style-name="ce6">
                <text:p text:style-name="P3"><text:span text:style-name="T1">Изменено название</text:span></text:p>
                <text:p text:style-name="P3"><text:span text:style-name="T38">АСУ ТП :: АРХИТЕКТУРА</text:span></text:p>
                <text:p text:style-name="P3"><text:span text:style-name="T1">АСУ ТП :: АРХИТЕКТУРНЫЕ РЕШЕНИЯ (КРАТКО)</text:span></text:p>
              </table:table-cell>
            </table:table-row>
            <table:table-row table:style-name="ro3" table:default-cell-style-name="ce4">
              <table:table-cell>
                <text:p text:style-name="P30"><text:span text:style-name="T1"><text:s text:c="2"/></text:span></text:p>
              </table:table-cell>
              <table:table-cell/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НЫЕ РЕШЕНИЯ (КРАТКО)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19T18:36:55.637000000</dc:date>
    <meta:editing-duration>P3DT22H32M9S</meta:editing-duration>
    <meta:editing-cycles>1203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НЫЕ РЕШЕНИЯ (КРАТКО)</dc:subject>
    <meta:document-statistic meta:object-count="682"/>
  </office:meta>
</office:document-meta>
</file>